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/>
  <office:automatic-styles>
    <style:style style:family="paragraph" style:class="text" style:name="Paragraph-1" style:parent-style-name="바탕글" style:master-page-name="MasterPage-1">
      <style:paragraph-properties fo:text-align="center" fo:text-indent="0pt" fo:margin-left="0pt" fo:margin-right="0pt" fo:margin-top="0pt" fo:margin-bottom="0pt" fo:line-height="150%"/>
    </style:style>
    <style:style style:family="text" style:name="p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3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3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3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3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3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3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3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3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3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3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6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6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6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6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6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4-2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6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6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6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6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6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7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7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7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2-2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7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7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7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7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7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7-2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7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7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6-2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2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2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2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2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2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2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2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2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2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2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2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143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145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145-1-1">
      <style:text-properties style:font-name="한양견고딕" style:font-name-asian="휴먼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5-1-2">
      <style:text-properties style:font-name="한양견고딕" style:font-name-asian="휴먼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5-1-3">
      <style:text-properties style:font-name="한양견고딕" style:font-name-asian="휴먼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6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14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7-1-1">
      <style:text-properties style:font-name="한양견고딕" style:font-name-asian="휴먼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8-1-1">
      <style:text-properties style:font-name="한양견고딕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48-1-2">
      <style:text-properties style:font-name="한양견고딕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48-1-3">
      <style:text-properties style:font-name="한양견고딕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4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9-1-1">
      <style:text-properties style:font-name="한양견고딕" style:font-name-asian="휴먼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0-1-1">
      <style:text-properties style:font-name="한양견고딕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50-1-2">
      <style:text-properties style:font-name="한양견고딕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50-1-3">
      <style:text-properties style:font-name="한양견고딕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50-2-1">
      <style:text-properties style:font-name="한양견고딕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5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2-1-1">
      <style:text-properties style:font-name="한양견고딕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5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2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5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5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5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5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6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6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6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6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6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6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6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6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6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6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6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6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6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6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6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6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6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6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6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6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7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7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7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7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7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7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7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7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7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7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7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7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7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7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7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8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8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8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8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8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8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8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8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8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8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8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8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8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8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8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8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8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8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8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8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9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9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9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9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9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9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9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9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9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9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9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9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9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9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9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9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9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9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9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9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9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9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0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0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0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0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0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0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0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0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02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02-1-5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0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0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0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0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0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0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0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0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0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0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0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0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0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0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0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0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0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0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1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1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1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1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1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1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1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1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1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1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1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1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1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1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1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1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1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1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16-2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1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1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1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1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1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2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2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2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2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2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2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2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2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2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2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2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2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2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2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2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2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2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2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2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2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2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2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3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3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3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3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3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3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3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3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3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3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3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3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3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3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3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3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3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3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3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3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3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3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3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3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3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3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3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3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3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3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4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4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4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4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4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4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4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4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4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4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4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4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4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4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47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47-1-5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4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4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4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4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4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49-2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49-2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49-2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5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5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5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5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5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5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5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5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5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5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5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5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5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5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5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5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5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6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6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6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6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6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6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6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6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6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6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6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6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6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6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6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6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6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68-1-2">
      <style:text-properties style:font-name="한양견고딕" style:font-name-asian="휴먼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69-1-1">
      <style:text-properties style:font-name="한양견고딕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69-1-2">
      <style:text-properties style:font-name="한양견고딕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69-1-3">
      <style:text-properties style:font-name="한양견고딕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7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7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70-1-2">
      <style:text-properties style:font-name="한양견고딕" style:font-name-asian="휴먼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71-1-1">
      <style:text-properties style:font-name="한양견고딕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71-1-2">
      <style:text-properties style:font-name="한양견고딕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71-1-3">
      <style:text-properties style:font-name="한양견고딕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7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7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72-1-2">
      <style:text-properties style:font-name="한양견고딕" style:font-name-asian="휴먼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7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73-1-2">
      <style:text-properties style:font-name="한양견고딕" style:font-name-asian="휴먼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74-1-1">
      <style:text-properties style:font-name="한양견고딕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7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7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75-1-2">
      <style:text-properties style:font-name="한양견고딕" style:font-name-asian="휴먼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76-1-1">
      <style:text-properties style:font-name="한양견고딕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7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7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77-1-2">
      <style:text-properties style:font-name="한양견고딕" style:font-name-asian="휴먼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8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279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280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281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282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283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284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285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286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291" style:parent-style-name="머리말_중고딕9_">
      <style:paragraph-properties fo:text-align="center" fo:text-indent="0pt" fo:margin-left="0pt" fo:margin-right="0pt" fo:margin-top="0pt" fo:margin-bottom="0pt" fo:line-height="150%"/>
    </style:style>
    <style:style style:family="text" style:name="p29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9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9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9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9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9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9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9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9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9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9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9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0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0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0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5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5-1-5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6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7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0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1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1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1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1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1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1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1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1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1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14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1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1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1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1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1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1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1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1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1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2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2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2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2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2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2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2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2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2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2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2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2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2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3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3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3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3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3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3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3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3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3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3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3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3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4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4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4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4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4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4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4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4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4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4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4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4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4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4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4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4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5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5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5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5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5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5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5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5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5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5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5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5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5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5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5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5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5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6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6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6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6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6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6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64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6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6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6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65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6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6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6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6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6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6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7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7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7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7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7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7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7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7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7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7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7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7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7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7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7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7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7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7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80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38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1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38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82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38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3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38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8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8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84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385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386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387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388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389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390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391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392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393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395" style:parent-style-name="머리말_중고딕9_">
      <style:paragraph-properties fo:text-align="center" fo:text-indent="0pt" fo:margin-left="0pt" fo:margin-right="0pt" fo:margin-top="0pt" fo:margin-bottom="0pt" fo:line-height="150%"/>
    </style:style>
    <style:style style:family="text" style:name="p39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9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9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95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6" style:parent-style-name="머리말_중고딕9_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397" style:parent-style-name="머리말_중고딕9_">
      <style:paragraph-properties fo:text-align="left" fo:text-indent="0pt" fo:margin-left="0pt" fo:margin-right="0pt" fo:margin-top="0pt" fo:margin-bottom="0pt" fo:line-height="130%"/>
    </style:style>
    <style:style style:family="text" style:name="p39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8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39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9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9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98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99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39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9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00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0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0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0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00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01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0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02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0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0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0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02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03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0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0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04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0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0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05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0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06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0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07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0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08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0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09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0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0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1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11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1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2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1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1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1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12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13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1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1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1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13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14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1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1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1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14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15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1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6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1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1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1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16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17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1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1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1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17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18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1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1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1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18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19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1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20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2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2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2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20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21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2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2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2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21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22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2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2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2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22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23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2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24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2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2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2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25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2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26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2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27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2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28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2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29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2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0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3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1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3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2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3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3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3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4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3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5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3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6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3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7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38" style:parent-style-name="머리말_중고딕9_">
      <style:paragraph-properties fo:text-align="center" fo:text-indent="0pt" fo:margin-left="0pt" fo:margin-right="0pt" fo:margin-top="0pt" fo:margin-bottom="0pt" fo:line-height="140%"/>
    </style:style>
    <style:style style:family="text" style:name="p43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3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3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38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4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4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4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4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4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4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4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4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4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4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4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4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4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4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4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4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49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0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1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5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3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4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5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5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7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8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9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6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6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6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6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6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6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6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6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6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6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6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6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1" style:parent-style-name="머리말_중고딕9_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472" style:parent-style-name="머리말_중고딕9_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473" style:parent-style-name="머리말_중고딕9_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474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475" style:parent-style-name="머리말_중고딕9_">
      <style:paragraph-properties fo:text-align="center" fo:text-indent="0pt" fo:margin-left="0pt" fo:margin-right="0pt" fo:margin-top="0pt" fo:margin-bottom="0pt" fo:line-height="150%"/>
    </style:style>
    <style:style style:family="text" style:name="p47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7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7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6" style:parent-style-name="머리말_중고딕9_">
      <style:paragraph-properties fo:text-align="center" fo:text-indent="0pt" fo:margin-left="0pt" fo:margin-right="0pt" fo:margin-top="0pt" fo:margin-bottom="0pt" fo:line-height="150%"/>
    </style:style>
    <style:style style:family="text" style:name="p47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7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8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8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8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8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8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8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8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8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8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8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8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8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8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8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8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8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9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9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9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9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9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9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9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9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9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9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9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9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9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9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0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0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0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0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0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0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0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02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0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0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0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0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04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05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50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6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50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0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0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07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508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509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510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512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51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1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1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3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514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1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5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1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1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1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16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1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17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1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8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1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9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1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2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2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21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2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2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2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23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2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2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2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24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2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25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2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2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2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26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2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27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2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2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2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28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2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29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2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2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2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3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3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31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3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3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3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3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3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33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3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34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3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3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3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35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3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36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3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37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3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3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3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38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3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39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3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3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3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39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4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4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1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4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4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4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41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4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4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3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4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4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4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44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4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5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4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6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4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7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4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8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4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9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4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4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4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49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49-1-5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5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5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1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5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5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5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5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5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3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5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5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5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54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5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5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5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5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5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56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5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7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5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8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5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5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5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59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5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6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6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6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6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61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6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6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6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6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6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63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6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64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6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6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6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64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65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6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66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6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6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6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66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67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6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68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6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6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6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69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6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7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7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7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7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70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71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7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7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7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7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7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72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73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7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74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7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7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7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75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7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76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7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7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7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77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7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78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7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79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7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8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1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8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8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8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8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82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82-1-5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83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8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4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8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5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8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6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8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8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8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87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8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8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8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87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88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8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9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8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9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9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91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9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9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9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9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9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93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9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94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9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95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9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96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9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9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9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96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97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9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98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9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9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9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99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9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0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0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0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0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01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0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0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0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0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0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03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0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04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0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05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0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06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0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07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0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08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0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0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0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08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09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0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1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1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61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1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10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11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1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61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1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11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1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1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13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1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61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1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13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14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1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61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1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14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15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1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16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1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17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1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18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1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19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1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2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2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21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2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62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2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2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62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23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2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24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2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25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2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2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2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26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627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62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62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62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627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28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629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2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0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3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3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3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31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3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2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3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3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3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33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3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63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3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33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34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3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5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3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3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3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35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36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3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3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3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36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37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3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3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3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37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38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3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9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3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3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3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39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39-1-5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39-1-6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40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4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4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4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41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4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4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4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42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4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3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4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4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4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44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4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5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4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6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4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4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4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47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4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8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4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4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4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49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4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0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5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5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5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51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5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2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5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3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5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5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5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54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5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5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5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5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5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56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5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7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5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5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5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57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58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5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5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59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5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5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60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6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61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6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6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62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6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6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63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6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6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64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6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65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6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6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6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66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6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67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6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68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6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69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6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6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6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70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7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67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7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67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67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7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7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7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67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67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7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7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7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67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67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7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67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67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7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7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8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68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8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68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68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8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8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8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68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68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8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8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85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8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6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8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8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8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87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8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8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8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8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8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89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8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90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69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9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9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90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90-1-5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9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69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9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69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9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69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9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69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9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69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9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69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9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69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9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69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9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69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70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0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0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0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70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70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0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0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03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0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4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0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0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0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05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0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6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0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0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70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8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0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70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71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1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1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1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71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2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1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3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1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1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1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1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71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71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1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1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16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1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7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1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18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1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9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1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1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1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20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2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21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722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723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724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725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726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727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728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729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730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731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732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733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734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735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736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73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3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3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37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3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38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3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3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3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39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3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40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4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4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41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4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2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4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4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4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43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4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4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4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5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4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4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4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46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4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7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4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4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4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48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4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9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4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4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4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50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5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51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5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52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5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53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5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5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5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54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5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55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5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5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5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56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5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57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5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58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5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5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5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58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58-1-5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58-1-6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58-1-7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59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5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60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6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6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6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61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6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62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6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6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6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63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6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64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6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6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6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65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6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66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6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6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6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66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66-1-5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67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6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68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6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6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6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69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6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70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7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7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7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71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7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72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7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7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7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73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7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74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7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7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7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75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7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76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7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7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7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77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7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7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7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7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7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7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78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7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8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8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8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8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8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8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8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8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8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8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8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8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8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8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8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8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8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8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9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9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9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9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9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9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9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9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9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9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9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9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98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9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9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0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0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0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00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0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0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0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0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0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0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0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05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0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0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08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80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0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0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09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81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1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1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1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1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1-1-5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1-1-6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1-1-7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1-1-8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1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1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1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1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3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3-1-5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3-1-6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3-1-7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3-1-8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1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1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4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4-1-5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4-1-6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4-1-7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4-1-8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1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1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5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5-1-5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5-1-6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5-1-7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5-1-8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1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1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1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1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1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1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1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1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9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9-1-5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9-1-6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9-1-7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9-1-8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2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2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2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2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2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2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2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2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2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2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2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2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2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2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2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2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2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2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2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2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2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2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2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2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2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2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3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3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3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3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3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3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3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3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3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3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3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3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3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3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3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3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3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3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3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3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3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4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4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4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4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4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4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4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4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4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4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4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4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4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4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4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4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4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4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4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5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5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5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5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5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5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5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5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5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5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5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5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5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5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5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5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55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55-1-5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5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5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5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5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5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5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5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5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5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5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5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5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6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6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6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6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6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6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61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6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6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6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6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6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6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63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6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6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6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6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6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6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6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6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6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6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6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6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6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6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7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7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7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7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7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7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7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7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7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7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7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7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7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7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7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7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7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7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7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7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7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7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7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7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8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8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8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8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8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8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8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8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8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8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8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8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8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8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8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8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9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9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9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9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9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9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9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9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9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9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4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9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9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9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9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9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9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9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9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9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9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0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0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0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0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0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0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0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0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0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0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0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0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0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0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0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0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0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0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0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0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0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0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0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0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0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0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0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0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0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0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1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1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1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1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1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1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1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1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1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1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1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1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1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1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1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1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1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1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17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1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1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1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17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18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1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1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1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18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19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1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20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2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21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2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22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2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23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2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2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2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24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2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25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2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2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2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26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2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2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27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2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28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2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29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2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30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3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31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3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3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3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32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3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33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3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3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3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34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3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35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3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36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3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37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3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38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3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3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3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39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3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40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4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4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4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41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4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42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4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43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4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44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4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45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4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4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4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46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4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47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4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48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4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49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4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4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4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50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5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51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5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5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5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52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5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53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5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5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5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54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5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55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5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56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5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57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5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5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5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58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5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59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5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60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6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61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6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62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6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6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6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63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6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64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6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6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6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65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6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66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6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6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6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67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6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68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6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6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6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69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6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70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7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71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7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72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7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7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7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73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7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74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7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7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7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75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7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76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7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7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7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77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7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78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7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79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7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80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8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8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8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81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8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82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8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8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8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82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83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8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8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8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83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84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8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8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8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84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85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8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86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8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87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8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88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8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89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8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90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9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91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9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92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9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93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9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94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9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9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9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95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9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96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9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9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9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97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9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98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9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9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9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99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99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00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00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01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00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0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0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02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00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03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00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04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00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05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00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06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00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07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00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08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00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09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00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0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0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10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01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11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01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12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01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13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01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1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14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01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1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15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01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1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16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01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1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17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01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18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01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19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01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20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021" style:parent-style-name="바탕글">
      <style:paragraph-properties fo:text-align="justify" fo:text-indent="0pt" fo:margin-left="0pt" fo:margin-right="0pt" fo:margin-top="0pt" fo:margin-bottom="0pt" fo:line-height="14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ragraph-1"><text:span text:style-name="p1-1-1">[</text:span><text:span text:style-name="p1-1-2">철도법 답안</text:span><text:span text:style-name="p1-1-3">]</text:span></text:p>
      <text:p text:style-name="Paragraph-2"/>
      <text:p text:style-name="Paragraph-3"><text:span text:style-name="p3-1-1">1. 다</text:span></text:p>
      <text:p text:style-name="Paragraph-4"><text:span text:style-name="p4-1-1">2. 나</text:span></text:p>
      <text:p text:style-name="Paragraph-5"><text:span text:style-name="p5-1-1">3. 나</text:span></text:p>
      <text:p text:style-name="Paragraph-6"><text:span text:style-name="p6-1-1">4. 나</text:span></text:p>
      <text:p text:style-name="Paragraph-7"><text:span text:style-name="p7-1-1">5. 라</text:span></text:p>
      <text:p text:style-name="Paragraph-8"><text:span text:style-name="p8-1-1">6. 다</text:span></text:p>
      <text:p text:style-name="Paragraph-9"><text:span text:style-name="p9-1-1">건설교통부령 </text:span><text:span text:style-name="p9-1-2">➡ </text:span><text:span text:style-name="p9-1-3">대통령령</text:span></text:p>
      <text:p text:style-name="Paragraph-10"><text:span text:style-name="p10-1-1">7. 라</text:span></text:p>
      <text:p text:style-name="Paragraph-11"><text:span text:style-name="p11-1-1">8. 가</text:span></text:p>
      <text:p text:style-name="Paragraph-12"><text:span text:style-name="p12-1-1">9. 라</text:span></text:p>
      <text:p text:style-name="Paragraph-13"><text:span text:style-name="p13-1-1">10. 가</text:span></text:p>
      <text:p text:style-name="Paragraph-14"><text:span text:style-name="p14-1-1">모든역 </text:span><text:span text:style-name="p14-1-2">➡ </text:span><text:span text:style-name="p14-1-3">주요한역에</text:span></text:p>
      <text:p text:style-name="Paragraph-15"><text:span text:style-name="p15-1-1">11. 라</text:span></text:p>
      <text:p text:style-name="Paragraph-16"><text:span text:style-name="p16-1-1">보건복지부령 </text:span><text:span text:style-name="p16-1-2">➡ </text:span><text:span text:style-name="p16-1-3">대통령령</text:span></text:p>
      <text:p text:style-name="Paragraph-17"><text:span text:style-name="p17-1-1">12. 나</text:span></text:p>
      <text:p text:style-name="Paragraph-18"><text:span text:style-name="p18-1-1">13. 다</text:span></text:p>
      <text:p text:style-name="Paragraph-19"><text:span text:style-name="p19-1-1">대통령령이 </text:span><text:span text:style-name="p19-1-2">➡ </text:span><text:span text:style-name="p19-1-3">철도경영자가, 라.(화물운송도 이를 준용)</text:span></text:p>
      <text:p text:style-name="Paragraph-20"><text:span text:style-name="p20-1-1">14. 가</text:span></text:p>
      <text:p text:style-name="Paragraph-21"><text:span text:style-name="p21-1-1">확인하여야 한다 </text:span><text:span text:style-name="p21-1-2">➡ </text:span><text:span text:style-name="p21-1-3">필요할 경우 확인할 수 있다.</text:span></text:p>
      <text:p text:style-name="Paragraph-22"><text:span text:style-name="p22-1-1">15. 라</text:span></text:p>
      <text:p text:style-name="Paragraph-23"><text:span text:style-name="p23-1-1">16. 라</text:span></text:p>
      <text:p text:style-name="Paragraph-24"><text:span text:style-name="p24-1-1">17. 라</text:span></text:p>
      <text:p text:style-name="Paragraph-25"><text:span text:style-name="p25-1-1">부득이한 사유로 인정되지 않음</text:span></text:p>
      <text:p text:style-name="Paragraph-26"><text:span text:style-name="p26-1-1">18. 다</text:span></text:p>
      <text:p text:style-name="Paragraph-27"><text:span text:style-name="p27-1-1">가, 나, 라 3개항목 이외에는 해당되지 않음</text:span></text:p>
      <text:p text:style-name="Paragraph-28"><text:span text:style-name="p28-1-1">19. 라</text:span></text:p>
      <text:p text:style-name="Paragraph-29"><text:span text:style-name="p29-1-1">승차구간에 상당하는 여객운임외에 그의 30배의 범위내에서 부가운임을 징수한다.</text:span></text:p>
      <text:p text:style-name="Paragraph-30"><text:span text:style-name="p30-1-1">20. 다</text:span></text:p>
      <text:p text:style-name="Paragraph-31"><text:span text:style-name="p31-1-1">더럽히지 않는 </text:span><text:span text:style-name="p31-1-2">➡ </text:span><text:span text:style-name="p31-1-3">더럽힐 염려가 있는</text:span></text:p>
      <text:p text:style-name="Paragraph-32"><text:span text:style-name="p32-1-1">21. 라</text:span></text:p>
      <text:p text:style-name="Paragraph-33"><text:span text:style-name="p33-1-1">22. 다</text:span></text:p>
      <text:p text:style-name="Paragraph-34"><text:span text:style-name="p34-1-1">있다 </text:span><text:span text:style-name="p34-1-2">➡ </text:span><text:span text:style-name="p34-1-3">없다</text:span></text:p>
      <text:p text:style-name="Paragraph-35"><text:span text:style-name="p35-1-1">23. 나</text:span></text:p>
      <text:p text:style-name="Paragraph-36"><text:span text:style-name="p36-1-1">24. 나</text:span></text:p>
      <text:p text:style-name="Paragraph-37"><text:span text:style-name="p37-1-1">25. 가</text:span></text:p>
      <text:p text:style-name="Paragraph-38"><text:span text:style-name="p38-1-1">특별한 책임을 요구한때 </text:span><text:span text:style-name="p38-1-2">➡ </text:span><text:span text:style-name="p38-1-3">특별한 책임을 요구하지 아니한때</text:span></text:p>
      <text:p text:style-name="Paragraph-39"><text:span text:style-name="p39-1-1">※ </text:span><text:span text:style-name="p39-1-2">천재지변 기타 부득이한 사유에 기인한 운송상의 지장이 없을때</text:span></text:p>
      <text:p text:style-name="Paragraph-40"><text:span text:style-name="p40-1-1">26. 나</text:span></text:p>
      <text:p text:style-name="Paragraph-41"><text:span text:style-name="p41-1-1">수취한 순서에 관계없이 운송할 수 있다 </text:span><text:span text:style-name="p41-1-2">➡ </text:span><text:span text:style-name="p41-1-3">수취한 순서에 따라 운송하여야 한다.</text:span></text:p>
      <text:p text:style-name="Paragraph-42"><text:span text:style-name="p42-1-1">27. 다</text:span></text:p>
      <text:p text:style-name="Paragraph-43"><text:span text:style-name="p43-1-1">송화인의 참여없이 </text:span><text:span text:style-name="p43-1-2">➡ </text:span><text:span text:style-name="p43-1-3">송화인의 참여하에</text:span></text:p>
      <text:p text:style-name="Paragraph-44"><text:span text:style-name="p44-1-1">28. 다</text:span></text:p>
      <text:p text:style-name="Paragraph-45"><text:span text:style-name="p45-1-1">29. 가</text:span></text:p>
      <text:p text:style-name="Paragraph-46"><text:span text:style-name="p46-1-1">(철도운송규정)</text:span></text:p>
      <text:p text:style-name="Paragraph-47"><text:span text:style-name="p47-1-1">30. 라</text:span></text:p>
      <text:p text:style-name="Paragraph-48"><text:span text:style-name="p48-1-1">건설교통부령 </text:span><text:span text:style-name="p48-1-2">➡ </text:span><text:span text:style-name="p48-1-3">대통령령, (대통령령 = 철도운송규정)</text:span></text:p>
      <text:p text:style-name="Paragraph-49"><text:span text:style-name="p49-1-1">31. 나</text:span></text:p>
      <text:p text:style-name="Paragraph-50"><text:span text:style-name="p50-1-1">14일 이내에 </text:span><text:span text:style-name="p50-1-2">➡ </text:span><text:span text:style-name="p50-1-3">지체없이</text:span></text:p>
      <text:p text:style-name="Paragraph-51"><text:span text:style-name="p51-1-1">32. 나</text:span></text:p>
      <text:p text:style-name="Paragraph-52"><text:span text:style-name="p52-1-1">33. 라</text:span></text:p>
      <text:p text:style-name="Paragraph-53"><text:span text:style-name="p53-1-1">34. 다</text:span></text:p>
      <text:p text:style-name="Paragraph-54"><text:span text:style-name="p54-1-1">35. 나</text:span></text:p>
      <text:p text:style-name="Paragraph-55"><text:span text:style-name="p55-1-1">36. 나</text:span></text:p>
      <text:p text:style-name="Paragraph-56"><text:span text:style-name="p56-1-1">철도운송규정</text:span></text:p>
      <text:p text:style-name="Paragraph-57"><text:span text:style-name="p57-1-1">37. 라</text:span></text:p>
      <text:p text:style-name="Paragraph-58"><text:span text:style-name="p58-1-1">건설교통부장관이 고시하는 바에 의한다 </text:span><text:span text:style-name="p58-1-2">➡ </text:span><text:span text:style-name="p58-1-3">철도경영자가 고시하는 바에 의한다.</text:span></text:p>
      <text:p text:style-name="Paragraph-59"><text:span text:style-name="p59-1-1">38. 문제삭제</text:span></text:p>
      <text:p text:style-name="Paragraph-60"><text:span text:style-name="p60-1-1">39. 다</text:span></text:p>
      <text:p text:style-name="Paragraph-61"><text:span text:style-name="p61-1-1">40. 가</text:span></text:p>
      <text:p text:style-name="Paragraph-62"><text:span text:style-name="p62-1-1">41. 라</text:span></text:p>
      <text:p text:style-name="Paragraph-63"><text:span text:style-name="p63-1-1">42. 라</text:span></text:p>
      <text:p text:style-name="Paragraph-64"><text:span text:style-name="p64-1-1">송화인에게 보낼 화물운송통지서를 수화인에게 교부하여야 한다 </text:span><text:span text:style-name="p64-1-2">➡ </text:span><text:span text:style-name="p64-1-3">수화인에게 </text:span><text:span text:style-name="p64-2-1">보낼 화물운송통지서를 송화인에게 교부하여야 한다.</text:span></text:p>
      <text:p text:style-name="Paragraph-65"><text:span text:style-name="p65-1-1">43. 라</text:span></text:p>
      <text:p text:style-name="Paragraph-66"><text:span text:style-name="p66-1-1">화물운송 완료후에 운임 및 요금을 청구할 수 있다 </text:span><text:span text:style-name="p66-1-2">➡ </text:span><text:span text:style-name="p66-1-3">개산액을 청구할 수 있다.</text:span></text:p>
      <text:p text:style-name="Paragraph-67"><text:span text:style-name="p67-1-1">44. 라</text:span></text:p>
      <text:p text:style-name="Paragraph-68"><text:span text:style-name="p68-1-1">사용료를 청구하지 않는다 </text:span><text:span text:style-name="p68-1-2">➡ </text:span><text:span text:style-name="p68-1-3">소정의 사용료를 청구할 수 있다.</text:span></text:p>
      <text:p text:style-name="Paragraph-69"><text:span text:style-name="p69-1-1">45. 나</text:span></text:p>
      <text:p text:style-name="Paragraph-70"><text:span text:style-name="p70-1-1">배달을 하여야 할( </text:span><text:span text:style-name="p70-1-2">X ), </text:span><text:span text:style-name="p70-1-3">배달을 하여야 할 화물은 예외</text:span></text:p>
      <text:p text:style-name="Paragraph-71"><text:span text:style-name="p71-1-1">46. 라</text:span></text:p>
      <text:p text:style-name="Paragraph-72"><text:span text:style-name="p72-1-1">철도경영자의 과실로 인하여( </text:span><text:span text:style-name="p72-1-2">X ), </text:span><text:span text:style-name="p72-1-3">철도경영자의 과실로 인하여 청구를 하게된 때</text:span><text:span text:style-name="p72-2-1">에는 예외</text:span></text:p>
      <text:p text:style-name="Paragraph-73"><text:span text:style-name="p73-1-1">47. 라</text:span></text:p>
      <text:p text:style-name="Paragraph-74"><text:span text:style-name="p74-1-1">48. 다</text:span></text:p>
      <text:p text:style-name="Paragraph-75"><text:span text:style-name="p75-1-1">상당한 담보를 제공하면 인도를 청구할 수 있다.</text:span></text:p>
      <text:p text:style-name="Paragraph-76"><text:span text:style-name="p76-1-1">49. 나</text:span></text:p>
      <text:p text:style-name="Paragraph-77"><text:span text:style-name="p77-1-1">소화물 전용열차에 의해 탁송할 경우( </text:span><text:span text:style-name="p77-1-2">X ), </text:span><text:span text:style-name="p77-1-3">소화물 전용열차에 의해 탁송할 경우</text:span><text:span text:style-name="p77-2-1">는 예외임.</text:span></text:p>
      <text:p text:style-name="Paragraph-78"><text:span text:style-name="p78-1-1">50. 나</text:span></text:p>
      <text:p text:style-name="Paragraph-79"><text:span text:style-name="p79-1-1">51. 다</text:span></text:p>
      <text:p text:style-name="Paragraph-80"><text:span text:style-name="p80-1-1">여객운송열차의 바로다음 열차만 운송가능</text:span></text:p>
      <text:p text:style-name="Paragraph-81"><text:span text:style-name="p81-1-1">52. 나</text:span></text:p>
      <text:p text:style-name="Paragraph-82"><text:span text:style-name="p82-1-1">53. 가</text:span></text:p>
      <text:p text:style-name="Paragraph-83"><text:span text:style-name="p83-1-1">습한기폭약 </text:span><text:span text:style-name="p83-1-2">➡ </text:span><text:span text:style-name="p83-1-3">건조한 기폭약</text:span></text:p>
      <text:p text:style-name="Paragraph-84"><text:span text:style-name="p84-1-1">54. 나</text:span></text:p>
      <text:p text:style-name="Paragraph-85"><text:span text:style-name="p85-1-1">55. 가</text:span></text:p>
      <text:p text:style-name="Paragraph-86"><text:span text:style-name="p86-1-1">철도청장은 그 허가증을 검사하여 승인한후 운송하여야 한다 </text:span><text:span text:style-name="p86-1-2">➡ </text:span><text:span text:style-name="p86-1-3">철도직원은 그 </text:span><text:span text:style-name="p86-2-1">허가증을 검사하여야 한다.</text:span></text:p>
      <text:p text:style-name="Paragraph-87"><text:span text:style-name="p87-1-1">56. 다</text:span></text:p>
      <text:p text:style-name="Paragraph-88"><text:span text:style-name="p88-1-1">관할경찰서에 신고</text:span></text:p>
      <text:p text:style-name="Paragraph-89"><text:span text:style-name="p89-1-1">57. 나</text:span></text:p>
      <text:p text:style-name="Paragraph-90"><text:span text:style-name="p90-1-1">철도운송규정 = 대통령령</text:span></text:p>
      <text:p text:style-name="Paragraph-91"><text:span text:style-name="p91-1-1">58. 라</text:span></text:p>
      <text:p text:style-name="Paragraph-92"><text:span text:style-name="p92-1-1">관할경찰서에 신고</text:span></text:p>
      <text:p text:style-name="Paragraph-93"><text:span text:style-name="p93-1-1">59. 나</text:span></text:p>
      <text:p text:style-name="Paragraph-94"><text:span text:style-name="p94-1-1">60. 다</text:span></text:p>
      <text:p text:style-name="Paragraph-95"><text:span text:style-name="p95-1-1">61. 가</text:span></text:p>
      <text:p text:style-name="Paragraph-96"><text:span text:style-name="p96-1-1">62. 가</text:span></text:p>
      <text:p text:style-name="Paragraph-97"><text:span text:style-name="p97-1-1">63. 나</text:span></text:p>
      <text:p text:style-name="Paragraph-98"><text:span text:style-name="p98-1-1">64. 가</text:span></text:p>
      <text:p text:style-name="Paragraph-99"><text:span text:style-name="p99-1-1">65. 라</text:span></text:p>
      <text:p text:style-name="Paragraph-100"><text:span text:style-name="p100-1-1">건물, 공작물등의 유지관리 </text:span><text:span text:style-name="p100-1-2">➡ </text:span><text:span text:style-name="p100-1-3">건물, 공작물 등의 설치.증축 또는 개량</text:span></text:p>
      <text:p text:style-name="Paragraph-101"><text:span text:style-name="p101-1-1">66. 다</text:span></text:p>
      <text:p text:style-name="Paragraph-102"><text:span text:style-name="p102-1-1">67. 나</text:span></text:p>
      <text:p text:style-name="Paragraph-103"><text:span text:style-name="p103-1-1">68. 나</text:span></text:p>
      <text:p text:style-name="Paragraph-104"><text:span text:style-name="p104-1-1">건설교통부령 </text:span><text:span text:style-name="p104-1-2">➡ </text:span><text:span text:style-name="p104-1-3">대통령령</text:span></text:p>
      <text:p text:style-name="Paragraph-105"><text:span text:style-name="p105-1-1">69. 라</text:span></text:p>
      <text:p text:style-name="Paragraph-106"><text:span text:style-name="p106-1-1">70. 가</text:span></text:p>
      <text:p text:style-name="Paragraph-107"><text:span text:style-name="p107-1-1">71. 다</text:span></text:p>
      <text:p text:style-name="Paragraph-108"><text:span text:style-name="p108-1-1">철도직원의 허락을 받지아니하고</text:span></text:p>
      <text:p text:style-name="Paragraph-109"><text:span text:style-name="p109-1-1">72. 라</text:span></text:p>
      <text:p text:style-name="Paragraph-110"><text:span text:style-name="p110-1-1">73. 다</text:span></text:p>
      <text:p text:style-name="Paragraph-111"><text:span text:style-name="p111-1-1">74. 라</text:span></text:p>
      <text:p text:style-name="Paragraph-112"><text:span text:style-name="p112-1-1">75. 라</text:span></text:p>
      <text:p text:style-name="Paragraph-113"><text:span text:style-name="p113-1-1">76. 라</text:span></text:p>
      <text:p text:style-name="Paragraph-114"><text:span text:style-name="p114-1-1">77. 라</text:span></text:p>
      <text:p text:style-name="Paragraph-115"><text:span text:style-name="p115-1-1">78. 라</text:span></text:p>
      <text:p text:style-name="Paragraph-116"><text:span text:style-name="p116-1-1">79. 나</text:span></text:p>
      <text:p text:style-name="Paragraph-117"><text:span text:style-name="p117-1-1">80. 가</text:span></text:p>
      <text:p text:style-name="Paragraph-118"><text:span text:style-name="p118-1-1">81. 나</text:span></text:p>
      <text:p text:style-name="Paragraph-119"><text:span text:style-name="p119-1-1">82. 나</text:span></text:p>
      <text:p text:style-name="Paragraph-120"><text:span text:style-name="p120-1-1">83. 가</text:span></text:p>
      <text:p text:style-name="Paragraph-121"><text:span text:style-name="p121-1-1">84. 다</text:span></text:p>
      <text:p text:style-name="Paragraph-122"><text:span text:style-name="p122-1-1">건설교통부장관에 신고하여야 하는 해당행위 전부숙지</text:span></text:p>
      <text:p text:style-name="Paragraph-123"><text:span text:style-name="p123-1-1">85. 다</text:span></text:p>
      <text:p text:style-name="Paragraph-124"><text:span text:style-name="p124-1-1">86. 라</text:span></text:p>
      <text:p text:style-name="Paragraph-125"><text:span text:style-name="p125-1-1">87. 라</text:span></text:p>
      <text:p text:style-name="Paragraph-126"><text:span text:style-name="p126-1-1">88. 가</text:span></text:p>
      <text:p text:style-name="Paragraph-127"><text:span text:style-name="p127-1-1">89. 나</text:span></text:p>
      <text:p text:style-name="Paragraph-128"><text:span text:style-name="p128-1-1">90. 라</text:span></text:p>
      <text:p text:style-name="Paragraph-129"><text:span text:style-name="p129-1-1">91. 가</text:span></text:p>
      <text:p text:style-name="Paragraph-130"><text:span text:style-name="p130-1-1">92. 가</text:span></text:p>
      <text:p text:style-name="Paragraph-131"><text:span text:style-name="p131-1-1">93. 가</text:span></text:p>
      <text:p text:style-name="Paragraph-132"><text:span text:style-name="p132-1-1">94. 가</text:span></text:p>
      <text:p text:style-name="Paragraph-133"><text:span text:style-name="p133-1-1">95. 가</text:span></text:p>
      <text:p text:style-name="Paragraph-134"><text:span text:style-name="p134-1-1">96. 나</text:span></text:p>
      <text:p text:style-name="Paragraph-135"><text:span text:style-name="p135-1-1">97. 나</text:span></text:p>
      <text:p text:style-name="Paragraph-136"><text:span text:style-name="p136-1-1">98. 나</text:span></text:p>
      <text:p text:style-name="Paragraph-137"><text:span text:style-name="p137-1-1">99. 다</text:span></text:p>
      <text:p text:style-name="Paragraph-138"><text:span text:style-name="p138-1-1">100. 라</text:span></text:p>
      <text:p text:style-name="Paragraph-139"><text:span text:style-name="p139-1-1">101. 나</text:span></text:p>
      <text:p text:style-name="Paragraph-140"><text:span text:style-name="p140-1-1">102. 라</text:span></text:p>
      <text:p text:style-name="Paragraph-141"><text:span text:style-name="p141-1-1">103. 나</text:span></text:p>
      <text:p text:style-name="Paragraph-142"/>
      <text:p text:style-name="Paragraph-143"/>
      <text:p text:style-name="바탕글"/>
      <text:p text:style-name="Paragraph-145"><text:span text:style-name="p145-1-1">[</text:span><text:span text:style-name="p145-1-2">부산교통공단법 시행령.정관 답안</text:span><text:span text:style-name="p145-1-3">]</text:span></text:p>
      <text:p text:style-name="Paragraph-146"/>
      <text:p text:style-name="Paragraph-147"><text:span text:style-name="p147-1-1">1. 나</text:span></text:p>
      <text:p text:style-name="Paragraph-148"><text:span text:style-name="p148-1-1">같은 </text:span><text:span text:style-name="p148-1-2">➡ </text:span><text:span text:style-name="p148-1-3">다른</text:span></text:p>
      <text:p text:style-name="Paragraph-149"><text:span text:style-name="p149-1-1">2. 라</text:span></text:p>
      <text:p text:style-name="Paragraph-150"><text:span text:style-name="p150-1-1">부산광역시내의 지역으로서 </text:span><text:span text:style-name="p150-1-2">➡ </text:span><text:span text:style-name="p150-1-3">부산광역시 및 부산광역시와 동일한 교통생활권에 </text:span><text:span text:style-name="p150-2-1">있는 지역으로서 </text:span></text:p>
      <text:p text:style-name="Paragraph-151"><text:span text:style-name="p151-1-1">3. 다</text:span></text:p>
      <text:p text:style-name="Paragraph-152"><text:span text:style-name="p152-1-1">등기이전에 제3자에게 </text:span><text:span text:style-name="p152-1-2">대항할 수 있다 </text:span><text:span text:style-name="p152-1-3">➡ </text:span><text:span text:style-name="p152-1-4">등기이전에는 대항할 수 없다. </text:span></text:p>
      <text:p text:style-name="Paragraph-153"><text:span text:style-name="p153-1-1">4. 나</text:span></text:p>
      <text:p text:style-name="Paragraph-154"><text:span text:style-name="p154-1-1">건설교통부령 </text:span><text:span text:style-name="p154-1-2">➡ </text:span><text:span text:style-name="p154-1-3">대통령령</text:span></text:p>
      <text:p text:style-name="Paragraph-155"><text:span text:style-name="p155-1-1">5. 나</text:span></text:p>
      <text:p text:style-name="Paragraph-156"><text:span text:style-name="p156-1-1">계약사무처리규정에서 정하는 사항</text:span></text:p>
      <text:p text:style-name="Paragraph-157"><text:span text:style-name="p157-1-1">6. 라</text:span></text:p>
      <text:p text:style-name="Paragraph-158"><text:span text:style-name="p158-1-1">부산교통공단법에서 정하는 사항임</text:span></text:p>
      <text:p text:style-name="Paragraph-159"><text:span text:style-name="p159-1-1">7. 라</text:span></text:p>
      <text:p text:style-name="Paragraph-160"><text:span text:style-name="p160-1-1">교육훈련규정에서 정하는 사항임</text:span></text:p>
      <text:p text:style-name="Paragraph-161"><text:span text:style-name="p161-1-1">8. 라</text:span></text:p>
      <text:p text:style-name="Paragraph-162"><text:span text:style-name="p162-1-1">관리하는 사업 </text:span><text:span text:style-name="p162-1-2">➡ </text:span><text:span text:style-name="p162-1-3">위탁한 사업</text:span></text:p>
      <text:p text:style-name="Paragraph-163"><text:span text:style-name="p163-1-1">9. 다</text:span></text:p>
      <text:p text:style-name="Paragraph-164"><text:span text:style-name="p164-1-1">관리하는 사업 </text:span><text:span text:style-name="p164-1-2">➡ </text:span><text:span text:style-name="p164-1-3">위탁한 사업</text:span></text:p>
      <text:p text:style-name="Paragraph-165"><text:span text:style-name="p165-1-1">10. 가</text:span></text:p>
      <text:p text:style-name="Paragraph-166"><text:span text:style-name="p166-1-1">정부시행사업</text:span></text:p>
      <text:p text:style-name="Paragraph-167"><text:span text:style-name="p167-1-1">11. 다</text:span></text:p>
      <text:p text:style-name="Paragraph-168"><text:span text:style-name="p168-1-1">감사의 임기는 2년</text:span></text:p>
      <text:p text:style-name="Paragraph-169"><text:span text:style-name="p169-1-1">12. 가</text:span></text:p>
      <text:p text:style-name="Paragraph-170"><text:span text:style-name="p170-1-1">5인 이내의 이사 </text:span><text:span text:style-name="p170-1-2">➡ 7</text:span><text:span text:style-name="p170-1-3">인 이내의 이사</text:span></text:p>
      <text:p text:style-name="Paragraph-171"><text:span text:style-name="p171-1-1">13. 라</text:span></text:p>
      <text:p text:style-name="Paragraph-172"><text:span text:style-name="p172-1-1">감사는 임원이나 이사는 아님</text:span></text:p>
      <text:p text:style-name="Paragraph-173"><text:span text:style-name="p173-1-1">14. 가</text:span></text:p>
      <text:p text:style-name="Paragraph-174"><text:span text:style-name="p174-1-1">운영이사가 직무를 대행 </text:span><text:span text:style-name="p174-1-2">➡ </text:span><text:span text:style-name="p174-1-3">기획이사, 운영이사, 건설본부장의 순서로 함</text:span></text:p>
      <text:p text:style-name="Paragraph-175"><text:span text:style-name="p175-1-1">15. 다</text:span></text:p>
      <text:p text:style-name="Paragraph-176"><text:span text:style-name="p176-1-1">3년 </text:span><text:span text:style-name="p176-1-2">➡ 2</text:span><text:span text:style-name="p176-1-3">년</text:span></text:p>
      <text:p text:style-name="Paragraph-177"><text:span text:style-name="p177-1-1">16. 라</text:span></text:p>
      <text:p text:style-name="Paragraph-178"><text:span text:style-name="p178-1-1">건설교통부령 </text:span><text:span text:style-name="p178-1-2">➡ </text:span><text:span text:style-name="p178-1-3">대통령령</text:span></text:p>
      <text:p text:style-name="Paragraph-179"><text:span text:style-name="p179-1-1">17. 나 </text:span></text:p>
      <text:p text:style-name="Paragraph-180"><text:span text:style-name="p180-1-1">할 수 있다 </text:span><text:span text:style-name="p180-1-2">➡ </text:span><text:span text:style-name="p180-1-3">할 수 없다</text:span></text:p>
      <text:p text:style-name="Paragraph-181"><text:span text:style-name="p181-1-1">18. 나</text:span></text:p>
      <text:p text:style-name="Paragraph-182"><text:span text:style-name="p182-1-1">건설교통부령 </text:span><text:span text:style-name="p182-1-2">➡ </text:span><text:span text:style-name="p182-1-3">대통령령</text:span></text:p>
      <text:p text:style-name="Paragraph-183"><text:span text:style-name="p183-1-1">19. 라</text:span></text:p>
      <text:p text:style-name="Paragraph-184"><text:span text:style-name="p184-1-1">지하철 공채발행 </text:span><text:span text:style-name="p184-1-2">➡ </text:span><text:span text:style-name="p184-1-3">부산교통채권</text:span></text:p>
      <text:p text:style-name="Paragraph-185"><text:span text:style-name="p185-1-1">20. 나</text:span></text:p>
      <text:p text:style-name="Paragraph-186"><text:span text:style-name="p186-1-1">지하철 공채발행 </text:span><text:span text:style-name="p186-1-2">➡ </text:span><text:span text:style-name="p186-1-3">부산교통채권</text:span></text:p>
      <text:p text:style-name="Paragraph-187"><text:span text:style-name="p187-1-1">21. 라</text:span></text:p>
      <text:p text:style-name="Paragraph-188"><text:span text:style-name="p188-1-1">아파트건설 및 분양은 자금조달방법이 아님</text:span></text:p>
      <text:p text:style-name="Paragraph-189"><text:span text:style-name="p189-1-1">22. 라</text:span></text:p>
      <text:p text:style-name="Paragraph-190"><text:span text:style-name="p190-1-1">23. 나</text:span></text:p>
      <text:p text:style-name="Paragraph-191"><text:span text:style-name="p191-1-1">24. 나</text:span></text:p>
      <text:p text:style-name="Paragraph-192"><text:span text:style-name="p192-1-1">정부의 기부금 </text:span><text:span text:style-name="p192-1-2">➡ </text:span><text:span text:style-name="p192-1-3">정부 및 지방자치단체 또는 그외의 자의 출연금</text:span></text:p>
      <text:p text:style-name="Paragraph-193"><text:span text:style-name="p193-1-1">25. 라</text:span></text:p>
      <text:p text:style-name="Paragraph-194"><text:span text:style-name="p194-1-1">이사회 부의사항</text:span></text:p>
      <text:p text:style-name="Paragraph-195"><text:span text:style-name="p195-1-1">26. 나</text:span></text:p>
      <text:p text:style-name="Paragraph-196"><text:span text:style-name="p196-1-1">이사회 부의사항</text:span></text:p>
      <text:p text:style-name="Paragraph-197"><text:span text:style-name="p197-1-1">27. 라</text:span></text:p>
      <text:p text:style-name="Paragraph-198"><text:span text:style-name="p198-1-1">이사회 부의사항</text:span></text:p>
      <text:p text:style-name="Paragraph-199"><text:span text:style-name="p199-1-1">28. 나</text:span></text:p>
      <text:p text:style-name="Paragraph-200"><text:span text:style-name="p200-1-1">이사회 의결후 건설교통부장관의 승인사항</text:span></text:p>
      <text:p text:style-name="Paragraph-201"><text:span text:style-name="p201-1-1">29. 나</text:span></text:p>
      <text:p text:style-name="Paragraph-202"><text:span text:style-name="p202-1-1">법령 및 규정에 의하여 이사회의결 </text:span><text:span text:style-name="p202-1-2">➡ </text:span><text:span text:style-name="p202-1-3">위원회의결,   위원회의 의결 </text:span><text:span text:style-name="p202-1-4">➡ </text:span><text:span text:style-name="p202-1-5">이사회의 의결</text:span></text:p>
      <text:p text:style-name="Paragraph-203"><text:span text:style-name="p203-1-1">30. 나</text:span></text:p>
      <text:p text:style-name="Paragraph-204"><text:span text:style-name="p204-1-1">정관 제9조제2항 각호의 순에의한 위원이 직무대행</text:span></text:p>
      <text:p text:style-name="Paragraph-205"><text:span text:style-name="p205-1-1">31. 나</text:span></text:p>
      <text:p text:style-name="Paragraph-206"><text:span text:style-name="p206-1-1">운영위원회 위원장이 </text:span><text:span text:style-name="p206-1-2">➡ </text:span><text:span text:style-name="p206-1-3">건설교통부장관이</text:span></text:p>
      <text:p text:style-name="Paragraph-207"><text:span text:style-name="p207-1-1">32. 라</text:span></text:p>
      <text:p text:style-name="Paragraph-208"><text:span text:style-name="p208-1-1">건설교통부령 </text:span><text:span text:style-name="p208-1-2">➡ </text:span><text:span text:style-name="p208-1-3">대통령령</text:span></text:p>
      <text:p text:style-name="Paragraph-209"><text:span text:style-name="p209-1-1">33. 나</text:span></text:p>
      <text:p text:style-name="Paragraph-210"><text:span text:style-name="p210-1-1">2/3의 찬성 </text:span><text:span text:style-name="p210-1-2">➡ </text:span><text:span text:style-name="p210-1-3">과반수의 찬성</text:span></text:p>
      <text:p text:style-name="Paragraph-211"><text:span text:style-name="p211-1-1">34. 다</text:span></text:p>
      <text:p text:style-name="Paragraph-212"><text:span text:style-name="p212-1-1">정관의 제정 </text:span><text:span text:style-name="p212-1-2">➡ </text:span><text:span text:style-name="p212-1-3">정관의 변경    (정관의 제정은 법인 설립시기의 사항임)</text:span></text:p>
      <text:p text:style-name="Paragraph-213"><text:span text:style-name="p213-1-1">35. 라</text:span></text:p>
      <text:p text:style-name="Paragraph-214"><text:span text:style-name="p214-1-1">재적위원 과반수의 찬성으로 </text:span><text:span text:style-name="p214-1-2">➡ </text:span><text:span text:style-name="p214-1-3">재적위원 과반수의출석과 출석위원과반수의 찬성</text:span></text:p>
      <text:p text:style-name="Paragraph-215"><text:span text:style-name="p215-1-1">36. 가</text:span></text:p>
      <text:p text:style-name="Paragraph-216"><text:span text:style-name="p216-1-1">대금은 분할하여 지급할 수 없다 </text:span><text:span text:style-name="p216-1-2">➡ </text:span><text:span text:style-name="p216-1-3">매도인과 협의에 의하여 전부 또는 일부를 </text:span><text:span text:style-name="p216-2-1">분할하여 지급할 수 있다.</text:span></text:p>
      <text:p text:style-name="Paragraph-217"><text:span text:style-name="p217-1-1">37. 나</text:span></text:p>
      <text:p text:style-name="Paragraph-218"><text:span text:style-name="p218-1-1">정착물포함 매입가능</text:span></text:p>
      <text:p text:style-name="Paragraph-219"><text:span text:style-name="p219-1-1">38. 라</text:span></text:p>
      <text:p text:style-name="Paragraph-220"><text:span text:style-name="p220-1-1">토지매입자의 자금조달계획상 </text:span><text:span text:style-name="p220-1-2">➡ </text:span><text:span text:style-name="p220-1-3">토지매각 용도에 따른 사업계획의 성질상</text:span></text:p>
      <text:p text:style-name="Paragraph-221"><text:span text:style-name="p221-1-1">39. 다</text:span></text:p>
      <text:p text:style-name="Paragraph-222"><text:span text:style-name="p222-1-1">40. 라</text:span></text:p>
      <text:p text:style-name="Paragraph-223"><text:span text:style-name="p223-1-1">41. 라</text:span></text:p>
      <text:p text:style-name="Paragraph-224"><text:span text:style-name="p224-1-1">결산서 제출년도의 자금계획서 </text:span><text:span text:style-name="p224-1-2">➡ </text:span><text:span text:style-name="p224-1-3">결산의 내용을 명백히함에 필요한 서류</text:span></text:p>
      <text:p text:style-name="Paragraph-225"><text:span text:style-name="p225-1-1">42. 나</text:span></text:p>
      <text:p text:style-name="Paragraph-226"><text:span text:style-name="p226-1-1">매년 1월 10일까지 </text:span><text:span text:style-name="p226-1-2">➡ </text:span><text:span text:style-name="p226-1-3">매년 12월 15일까지</text:span></text:p>
      <text:p text:style-name="Paragraph-227"><text:span text:style-name="p227-1-1">43. 라</text:span></text:p>
      <text:p text:style-name="Paragraph-228"><text:span text:style-name="p228-1-1">100만원이하의 벌금 </text:span><text:span text:style-name="p228-1-2">➡ 100</text:span><text:span text:style-name="p228-1-3">만원이하의 과태료</text:span></text:p>
      <text:p text:style-name="Paragraph-229"><text:span text:style-name="p229-1-1">44. 나</text:span></text:p>
      <text:p text:style-name="Paragraph-230"><text:span text:style-name="p230-1-1">처분한 날로부터 </text:span><text:span text:style-name="p230-1-2">➡ </text:span><text:span text:style-name="p230-1-3">처분이 있음을 안날로부터</text:span></text:p>
      <text:p text:style-name="Paragraph-231"><text:span text:style-name="p231-1-1">45. 가</text:span></text:p>
      <text:p text:style-name="Paragraph-232"><text:span text:style-name="p232-1-1">형법 </text:span><text:span text:style-name="p232-1-2">➡ </text:span><text:span text:style-name="p232-1-3">비송사건 절차법</text:span></text:p>
      <text:p text:style-name="Paragraph-233"><text:span text:style-name="p233-1-1">46. 다</text:span></text:p>
      <text:p text:style-name="Paragraph-234"><text:span text:style-name="p234-1-1">10일 기간을 한 번 더 준다 </text:span><text:span text:style-name="p234-1-2">➡ </text:span><text:span text:style-name="p234-1-3">의견이 없는 것으로 본다.</text:span></text:p>
      <text:p text:style-name="Paragraph-235"><text:span text:style-name="p235-1-1">47. 라</text:span></text:p>
      <text:p text:style-name="Paragraph-236"><text:span text:style-name="p236-1-1">중앙지에 게재 </text:span><text:span text:style-name="p236-1-2">➡ </text:span><text:span text:style-name="p236-1-3">부산광역시 내에서 발간되는 일간신문에 게재</text:span></text:p>
      <text:p text:style-name="Paragraph-237"><text:span text:style-name="p237-1-1">48. 가</text:span></text:p>
      <text:p text:style-name="Paragraph-238"><text:span text:style-name="p238-1-1">과반수 이상 </text:span><text:span text:style-name="p238-1-2">➡ 2/3</text:span><text:span text:style-name="p238-1-3">이상</text:span></text:p>
      <text:p text:style-name="Paragraph-239"><text:span text:style-name="p239-1-1">49. 다</text:span></text:p>
      <text:p text:style-name="Paragraph-240"><text:span text:style-name="p240-1-1">감사는 이사회의 구성원이 아님</text:span></text:p>
      <text:p text:style-name="Paragraph-241"><text:span text:style-name="p241-1-1">50. 라</text:span></text:p>
      <text:p text:style-name="Paragraph-242"><text:span text:style-name="p242-1-1">이사회의 의결없이 시행할 수 있다 </text:span><text:span text:style-name="p242-1-2">➡ </text:span><text:span text:style-name="p242-1-3">서면결의에 의할 수 있다.</text:span></text:p>
      <text:p text:style-name="Paragraph-243"><text:span text:style-name="p243-1-1">51. 라</text:span></text:p>
      <text:p text:style-name="Paragraph-244"><text:span text:style-name="p244-1-1">52. 라</text:span></text:p>
      <text:p text:style-name="Paragraph-245"><text:span text:style-name="p245-1-1">53. 라</text:span></text:p>
      <text:p text:style-name="Paragraph-246"><text:span text:style-name="p246-1-1">54. 가</text:span></text:p>
      <text:p text:style-name="Paragraph-247"><text:span text:style-name="p247-1-1">3주일 </text:span><text:span text:style-name="p247-1-2">➡ 2</text:span><text:span text:style-name="p247-1-3">주일, </text:span><text:span text:style-name="p247-1-4">㉯ (</text:span><text:span text:style-name="p247-1-5">주된사무소의 소재지에서는 2주일 이내)</text:span></text:p>
      <text:p text:style-name="Paragraph-248"><text:span text:style-name="p248-1-1">55. 라</text:span></text:p>
      <text:p text:style-name="Paragraph-249"><text:span text:style-name="p249-1-1">대리인의 경력사항 및 자격조건에 관한 서류 </text:span><text:span text:style-name="p249-1-2">➡ </text:span><text:span text:style-name="p249-1-3">대리임을 증명하는 서류와 그권한이 </text:span><text:span text:style-name="p249-2-1">제한된 경우에는 그제한을 증명하는 서류, </text:span><text:span text:style-name="p249-2-2">㉯ (</text:span><text:span text:style-name="p249-2-3">지사 또는 사무소의 이전등기사항도 동일)</text:span></text:p>
      <text:p text:style-name="Paragraph-250"><text:span text:style-name="p250-1-1">56. 다</text:span></text:p>
      <text:p text:style-name="Paragraph-251"><text:span text:style-name="p251-1-1">임원의 직급 </text:span><text:span text:style-name="p251-1-2">➡ </text:span><text:span text:style-name="p251-1-3">임원의 성명 및 주소</text:span></text:p>
      <text:p text:style-name="Paragraph-252"><text:span text:style-name="p252-1-1">57. 다</text:span></text:p>
      <text:p text:style-name="Paragraph-253"><text:span text:style-name="p253-1-1">58. 다</text:span></text:p>
      <text:p text:style-name="Paragraph-254"><text:span text:style-name="p254-1-1">59. 다</text:span></text:p>
      <text:p text:style-name="Paragraph-255"><text:span text:style-name="p255-1-1">60. 나</text:span></text:p>
      <text:p text:style-name="Paragraph-256"><text:span text:style-name="p256-1-1">2주일 </text:span><text:span text:style-name="p256-1-2">➡ 3</text:span><text:span text:style-name="p256-1-3">주일</text:span></text:p>
      <text:p text:style-name="Paragraph-257"><text:span text:style-name="p257-1-1">61. 나</text:span></text:p>
      <text:p text:style-name="Paragraph-258"><text:span text:style-name="p258-1-1">62. 라</text:span></text:p>
      <text:p text:style-name="Paragraph-259"><text:span text:style-name="p259-1-1">63. 가</text:span></text:p>
      <text:p text:style-name="Paragraph-260"><text:span text:style-name="p260-1-1">64. 가</text:span></text:p>
      <text:p text:style-name="Paragraph-261"><text:span text:style-name="p261-1-1">65. 라</text:span></text:p>
      <text:p text:style-name="Paragraph-262"><text:span text:style-name="p262-1-1">66. 나</text:span></text:p>
      <text:p text:style-name="Paragraph-263"><text:span text:style-name="p263-1-1">잉여금 총액의 100분의90 범위 안에서 </text:span><text:span text:style-name="p263-1-2">➡ </text:span><text:span text:style-name="p263-1-3">잉여금으로 이월 결손금을 보전한 후 </text:span></text:p>
      <text:p text:style-name="Paragraph-264"><text:span text:style-name="p264-1-1">나머지 잉여금의 100분의90 범위 안에서</text:span></text:p>
      <text:p text:style-name="Paragraph-265"><text:span text:style-name="p265-1-1">67. 라</text:span></text:p>
      <text:p text:style-name="Paragraph-266"><text:span text:style-name="p266-1-1">익년도 자금조달계획서 </text:span><text:span text:style-name="p266-1-2">➡ </text:span><text:span text:style-name="p266-1-3">기타사업계획 및 예산안의 내용을 명백하게 하는데 </text:span></text:p>
      <text:p text:style-name="Paragraph-267"><text:span text:style-name="p267-1-1">필요한 서류</text:span></text:p>
      <text:p text:style-name="Paragraph-268"><text:span text:style-name="p268-1-1">68</text:span><text:span text:style-name="p268-1-2">. 다</text:span></text:p>
      <text:p text:style-name="Paragraph-269"><text:span text:style-name="p269-1-1">당해년도 </text:span><text:span text:style-name="p269-1-2">➡ </text:span><text:span text:style-name="p269-1-3">익년도</text:span></text:p>
      <text:p text:style-name="Paragraph-270"><text:span text:style-name="p270-1-1">69</text:span><text:span text:style-name="p270-1-2">. 라</text:span></text:p>
      <text:p text:style-name="Paragraph-271"><text:span text:style-name="p271-1-1">5년이내 </text:span><text:span text:style-name="p271-1-2">➡ 10</text:span><text:span text:style-name="p271-1-3">년이내</text:span></text:p>
      <text:p text:style-name="Paragraph-272"><text:span text:style-name="p272-1-1">70</text:span><text:span text:style-name="p272-1-2">. 다</text:span></text:p>
      <text:p text:style-name="Paragraph-273"><text:span text:style-name="p273-1-1">71</text:span><text:span text:style-name="p273-1-2">. 다</text:span></text:p>
      <text:p text:style-name="Paragraph-274"><text:span text:style-name="p274-1-1">채권의 발행일 및 상한일</text:span></text:p>
      <text:p text:style-name="Paragraph-275"><text:span text:style-name="p275-1-1">72</text:span><text:span text:style-name="p275-1-2">. 다</text:span></text:p>
      <text:p text:style-name="Paragraph-276"><text:span text:style-name="p276-1-1">상환방법 및 절차</text:span></text:p>
      <text:p text:style-name="Paragraph-277"><text:span text:style-name="p277-1-1">73</text:span><text:span text:style-name="p277-1-2">. 라</text:span></text:p>
      <text:p text:style-name="Paragraph-278"/>
      <text:p text:style-name="Paragraph-279"/>
      <text:p text:style-name="Paragraph-280"/>
      <text:p text:style-name="Paragraph-281"/>
      <text:p text:style-name="Paragraph-282"/>
      <text:p text:style-name="Paragraph-283"/>
      <text:p text:style-name="Paragraph-284"/>
      <text:p text:style-name="Paragraph-285"/>
      <text:p text:style-name="Paragraph-286"/>
      <text:p text:style-name="바탕글"/>
      <text:p text:style-name="바탕글"/>
      <text:p text:style-name="바탕글"/>
      <text:p text:style-name="바탕글"/>
      <text:p text:style-name="Paragraph-291"><text:span text:style-name="p291-1-1">[</text:span><text:span text:style-name="p291-1-2">취업규칙 답안</text:span><text:span text:style-name="p291-1-3">]</text:span></text:p>
      <text:p text:style-name="머리말_중고딕9_"/>
      <text:p text:style-name="머리말_중고딕9_"><text:span text:style-name="p293-1-1">1. 라</text:span></text:p>
      <text:p text:style-name="머리말_중고딕9_"><text:span text:style-name="p294-1-1">2. 다</text:span></text:p>
      <text:p text:style-name="머리말_중고딕9_"><text:span text:style-name="p295-1-1">3. 다</text:span></text:p>
      <text:p text:style-name="머리말_중고딕9_"><text:span text:style-name="p296-1-1">4. 가</text:span></text:p>
      <text:p text:style-name="머리말_중고딕9_"><text:span text:style-name="p297-1-1">사적으로 </text:span><text:span text:style-name="p297-1-2">➡ </text:span><text:span text:style-name="p297-1-3">직무와 관련하여 직접 또는 간접으로</text:span></text:p>
      <text:p text:style-name="머리말_중고딕9_"><text:span text:style-name="p298-1-1">5. 다</text:span></text:p>
      <text:p text:style-name="머리말_중고딕9_"><text:span text:style-name="p299-1-1">공단의 승인없이 타업무에 종사하는 행위</text:span></text:p>
      <text:p text:style-name="머리말_중고딕9_"><text:span text:style-name="p300-1-1">6. 가</text:span></text:p>
      <text:p text:style-name="머리말_중고딕9_"><text:span text:style-name="p301-1-1">인사에 관한 제반사항을 규정함으로써 합리적이고 능률적인 직무를 수행하게함을 목적으로 한다 </text:span><text:span text:style-name="p301-1-2">➡ </text:span><text:span text:style-name="p301-1-3">취업에 관한 제반사항을 규정하여 공단의 발전에 기여하는 인재를 확보함을 목적으로 한다.</text:span></text:p>
      <text:p text:style-name="머리말_중고딕9_"><text:span text:style-name="p302-1-1">7. 다</text:span></text:p>
      <text:p text:style-name="머리말_중고딕9_"><text:span text:style-name="p303-1-1">고의 또는 과실로 </text:span><text:span text:style-name="p303-1-2">➡ </text:span><text:span text:style-name="p303-1-3">고의 또는 중과실로</text:span></text:p>
      <text:p text:style-name="머리말_중고딕9_"><text:span text:style-name="p304-1-1">8. 가</text:span></text:p>
      <text:p text:style-name="머리말_중고딕9_"><text:span text:style-name="p305-1-1">㉯. </text:span><text:span text:style-name="p305-1-2">사고수습에</text:span><text:span text:style-name="p305-1-3"> 최선을 다한 후 보고하여 </text:span><text:span text:style-name="p305-1-4">➡ </text:span><text:span text:style-name="p305-1-5">지체없이 보고하여</text:span></text:p>
      <text:p text:style-name="머리말_중고딕9_"><text:span text:style-name="p306-1-1">㉰. </text:span><text:span text:style-name="p306-1-2">부, 실장급 직위 </text:span><text:span text:style-name="p306-1-3">➡ </text:span><text:span text:style-name="p306-1-4">원, 처, 실 및 현업기관의 장의 직위</text:span></text:p>
      <text:p text:style-name="머리말_중고딕9_"><text:span text:style-name="p307-1-1">㉱. </text:span><text:span text:style-name="p307-1-2">학력 또는 업무능력을 이유로 </text:span><text:span text:style-name="p307-1-3">➡ </text:span><text:span text:style-name="p307-1-4">성별, 신앙 또는 사회적 신분을 이유로</text:span></text:p>
      <text:p text:style-name="머리말_중고딕9_"><text:span text:style-name="p308-1-1">9. 다</text:span></text:p>
      <text:p text:style-name="머리말_중고딕9_"><text:span text:style-name="p309-1-1">매일 </text:span><text:span text:style-name="p309-1-2">➡ </text:span><text:span text:style-name="p309-1-3">격일로</text:span></text:p>
      <text:p text:style-name="머리말_중고딕9_"><text:span text:style-name="p310-1-1">10. 라</text:span></text:p>
      <text:p text:style-name="머리말_중고딕9_"><text:span text:style-name="p311-1-1">11. 다</text:span></text:p>
      <text:p text:style-name="머리말_중고딕9_"><text:span text:style-name="p312-1-1">12. 다</text:span></text:p>
      <text:p text:style-name="머리말_중고딕9_"><text:span text:style-name="p313-1-1">장소의 구애됨이 없이 </text:span><text:span text:style-name="p313-1-2">➡ </text:span><text:span text:style-name="p313-1-3">공단내에서</text:span></text:p>
      <text:p text:style-name="머리말_중고딕9_"><text:span text:style-name="p314-1-1">㉮. 12</text:span><text:span text:style-name="p314-1-2">시부터 1시간 = (중식시간), </text:span><text:span text:style-name="p314-1-3">㉯. </text:span><text:span text:style-name="p314-1-4">현업기관의 장 = (소속장)</text:span></text:p>
      <text:p text:style-name="머리말_중고딕9_"><text:span text:style-name="p315-1-1">13. 라</text:span></text:p>
      <text:p text:style-name="머리말_중고딕9_"><text:span text:style-name="p316-1-1">총괄관리하여야 한다 </text:span><text:span text:style-name="p316-1-2">➡ </text:span><text:span text:style-name="p316-1-3">하거나 각부서(역 및 현업분소포함)별로 관리하게 할 수 있다.</text:span></text:p>
      <text:p text:style-name="머리말_중고딕9_"><text:span text:style-name="p317-1-1">14. 라</text:span></text:p>
      <text:p text:style-name="머리말_중고딕9_"><text:span text:style-name="p318-1-1">긴급을 요하는 외출 </text:span><text:span text:style-name="p318-1-2">➡ </text:span><text:span text:style-name="p318-1-3">업무상 긴급을 요하는 외출</text:span></text:p>
      <text:p text:style-name="머리말_중고딕9_"><text:span text:style-name="p319-1-1">15. 라</text:span></text:p>
      <text:p text:style-name="머리말_중고딕9_"><text:span text:style-name="p320-1-1">1일 3회 </text:span><text:span text:style-name="p320-1-2">➡ 1</text:span><text:span text:style-name="p320-1-3">일 2회</text:span></text:p>
      <text:p text:style-name="머리말_중고딕9_"><text:span text:style-name="p321-1-1">16. 가</text:span></text:p>
      <text:p text:style-name="머리말_중고딕9_"><text:span text:style-name="p322-1-1">나, 다, 라항은 특별유급 휴가임</text:span></text:p>
      <text:p text:style-name="머리말_중고딕9_"><text:span text:style-name="p323-1-1">17. 가</text:span></text:p>
      <text:p text:style-name="머리말_중고딕9_"><text:span text:style-name="p324-1-1">나, 다, 라항은 특별유급 휴가임</text:span></text:p>
      <text:p text:style-name="머리말_중고딕9_"/>
      <text:p text:style-name="머리말_중고딕9_"><text:span text:style-name="p326-1-1">18. 다</text:span></text:p>
      <text:p text:style-name="머리말_중고딕9_"><text:span text:style-name="p327-1-1">월차휴가 </text:span><text:span text:style-name="p327-1-2">➡ </text:span><text:span text:style-name="p327-1-3">월차유급휴가</text:span></text:p>
      <text:p text:style-name="머리말_중고딕9_"><text:span text:style-name="p328-1-1">19. 가</text:span></text:p>
      <text:p text:style-name="머리말_중고딕9_"><text:span text:style-name="p329-1-1">20. 라</text:span></text:p>
      <text:p text:style-name="머리말_중고딕9_"><text:span text:style-name="p330-1-1">21. 라</text:span></text:p>
      <text:p text:style-name="머리말_중고딕9_"><text:span text:style-name="p331-1-1">22. 라</text:span></text:p>
      <text:p text:style-name="머리말_중고딕9_"><text:span text:style-name="p332-1-1">근로자의 날 = 유급휴일</text:span></text:p>
      <text:p text:style-name="머리말_중고딕9_"><text:span text:style-name="p333-1-1">23. 라</text:span></text:p>
      <text:p text:style-name="머리말_중고딕9_"><text:span text:style-name="p334-1-1">가, 나, 다항 및 주휴일, 국경일, 법정공휴일등은 유급휴일</text:span></text:p>
      <text:p text:style-name="머리말_중고딕9_"><text:span text:style-name="p335-1-1">24. 라</text:span></text:p>
      <text:p text:style-name="머리말_중고딕9_"><text:span text:style-name="p336-1-1">부상 또는 질병으로 </text:span><text:span text:style-name="p336-1-2">➡ </text:span><text:span text:style-name="p336-1-3">업무상 부상 또는 질병으로</text:span></text:p>
      <text:p text:style-name="머리말_중고딕9_"><text:span text:style-name="p337-1-1">25. 나</text:span></text:p>
      <text:p text:style-name="머리말_중고딕9_"><text:span text:style-name="p338-1-1">공단은 업무상 필요에 따라 직원에게 연.월차 휴가를 허락하지 않을수있다.</text:span></text:p>
      <text:p text:style-name="머리말_중고딕9_"><text:span text:style-name="p339-1-1">26. 라</text:span></text:p>
      <text:p text:style-name="머리말_중고딕9_"><text:span text:style-name="p340-1-1">다른직원 </text:span><text:span text:style-name="p340-1-2">➡ </text:span><text:span text:style-name="p340-1-3">소속장</text:span></text:p>
      <text:p text:style-name="머리말_중고딕9_"><text:span text:style-name="p341-1-1">27. 가</text:span></text:p>
      <text:p text:style-name="머리말_중고딕9_"><text:span text:style-name="p342-1-1">28. 나</text:span></text:p>
      <text:p text:style-name="머리말_중고딕9_"><text:span text:style-name="p343-1-1">국가기관에 소환된 때 </text:span><text:span text:style-name="p343-1-2">➡ </text:span><text:span text:style-name="p343-1-3">공무로 국가기관에 소환된 때</text:span></text:p>
      <text:p text:style-name="머리말_중고딕9_"><text:span text:style-name="p344-1-1">29. 다</text:span></text:p>
      <text:p text:style-name="머리말_중고딕9_"><text:span text:style-name="p345-1-1">30. 다</text:span></text:p>
      <text:p text:style-name="머리말_중고딕9_"><text:span text:style-name="p346-1-1">31. 다</text:span></text:p>
      <text:p text:style-name="머리말_중고딕9_"><text:span text:style-name="p347-1-1">32. 나</text:span></text:p>
      <text:p text:style-name="머리말_중고딕9_"><text:span text:style-name="p348-1-1">5일 </text:span><text:span text:style-name="p348-1-2">➡ 3</text:span><text:span text:style-name="p348-1-3">일</text:span></text:p>
      <text:p text:style-name="머리말_중고딕9_"><text:span text:style-name="p349-1-1">33. 다</text:span></text:p>
      <text:p text:style-name="머리말_중고딕9_"><text:span text:style-name="p350-1-1">6일 </text:span><text:span text:style-name="p350-1-2">➡ 5</text:span><text:span text:style-name="p350-1-3">일</text:span></text:p>
      <text:p text:style-name="머리말_중고딕9_"><text:span text:style-name="p351-1-1">34. 다</text:span></text:p>
      <text:p text:style-name="머리말_중고딕9_"><text:span text:style-name="p352-1-1">3일 </text:span><text:span text:style-name="p352-1-2">→ 2</text:span><text:span text:style-name="p352-1-3">일</text:span></text:p>
      <text:p text:style-name="머리말_중고딕9_"><text:span text:style-name="p353-1-1">35. 다</text:span></text:p>
      <text:p text:style-name="머리말_중고딕9_"><text:span text:style-name="p354-1-1">2일 </text:span><text:span text:style-name="p354-1-2">➡ 3</text:span><text:span text:style-name="p354-1-3">일</text:span></text:p>
      <text:p text:style-name="머리말_중고딕9_"><text:span text:style-name="p355-1-1">36. 가</text:span></text:p>
      <text:p text:style-name="머리말_중고딕9_"><text:span text:style-name="p356-1-1">다만 공단발전에 현저한 공이있는 경우는 인사위원회의 의결로 퇴직예정일전 2개월간의 기간에 한하여 퇴직휴가를 줄 수 있다( </text:span><text:span text:style-name="p356-1-2">X )</text:span></text:p>
      <text:p text:style-name="머리말_중고딕9_"><text:span text:style-name="p357-1-1">37. 다</text:span></text:p>
      <text:p text:style-name="머리말_중고딕9_"><text:span text:style-name="p358-1-1">편도 6시간 이상 </text:span></text:p>
      <text:p text:style-name="머리말_중고딕9_"><text:span text:style-name="p359-1-1">38. 나</text:span></text:p>
      <text:p text:style-name="머리말_중고딕9_"/>
      <text:p text:style-name="머리말_중고딕9_"/>
      <text:p text:style-name="머리말_중고딕9_"><text:span text:style-name="p362-1-1">39. 다</text:span></text:p>
      <text:p text:style-name="머리말_중고딕9_"><text:span text:style-name="p363-1-1">㉮. </text:span><text:span text:style-name="p363-1-2">반드시 출장명령을  받아야 함</text:span></text:p>
      <text:p text:style-name="머리말_중고딕9_"><text:span text:style-name="p364-1-1">㉯. </text:span><text:span text:style-name="p364-1-2">보수규정이 </text:span><text:span text:style-name="p364-1-3">➡ </text:span><text:span text:style-name="p364-1-4">예비규정</text:span></text:p>
      <text:p text:style-name="머리말_중고딕9_"><text:span text:style-name="p365-1-1">㉱. </text:span><text:span text:style-name="p365-1-2">출장중에 반드시 그 사유를 보고하여 상사의 지시를 받아야 하며, 규임즉시 사후 승인을 받아야 한다 </text:span><text:span text:style-name="p365-1-3">➡ </text:span><text:span text:style-name="p365-1-4">출장명령을 변경조치하고 별도지시를 받아야 한다.</text:span></text:p>
      <text:p text:style-name="머리말_중고딕9_"><text:span text:style-name="p366-1-1">40. 다</text:span></text:p>
      <text:p text:style-name="머리말_중고딕9_"><text:span text:style-name="p367-1-1">해당직원은 자동복직된다 </text:span><text:span text:style-name="p367-1-2">➡ </text:span><text:span text:style-name="p367-1-3">인사규정이 정하는 바에 따라 복직신청을 하여야 한다.</text:span></text:p>
      <text:p text:style-name="머리말_중고딕9_"><text:span text:style-name="p368-1-1">41. 다</text:span></text:p>
      <text:p text:style-name="머리말_중고딕9_"><text:span text:style-name="p369-1-1">42. 가</text:span></text:p>
      <text:p text:style-name="머리말_중고딕9_"><text:span text:style-name="p370-1-1">7일 이내 </text:span><text:span text:style-name="p370-1-2">➡ 5</text:span><text:span text:style-name="p370-1-3">일 이내</text:span></text:p>
      <text:p text:style-name="머리말_중고딕9_"><text:span text:style-name="p371-1-1">43. 라</text:span></text:p>
      <text:p text:style-name="머리말_중고딕9_"><text:span text:style-name="p372-1-1">공단은 보상책임이 전액 면제된다 </text:span><text:span text:style-name="p372-1-2">➡ </text:span><text:span text:style-name="p372-1-3">공단은 그 비용의 한도내에서 보상책임을 면한다.</text:span></text:p>
      <text:p text:style-name="머리말_중고딕9_"><text:span text:style-name="p373-1-1">44. 가</text:span></text:p>
      <text:p text:style-name="머리말_중고딕9_"><text:span text:style-name="p374-1-1">직원의 상병에 </text:span><text:span text:style-name="p374-1-2">➡ </text:span><text:span text:style-name="p374-1-3">직원의 업무상 상병</text:span></text:p>
      <text:p text:style-name="머리말_중고딕9_"><text:span text:style-name="p375-1-1">45. 나</text:span></text:p>
      <text:p text:style-name="머리말_중고딕9_"><text:span text:style-name="p376-1-1">46. 라</text:span></text:p>
      <text:p text:style-name="머리말_중고딕9_"><text:span text:style-name="p377-1-1">국가기술자격증 소지자가 법정교육을 받는 모든 경우 </text:span><text:span text:style-name="p377-1-2">➡ </text:span><text:span text:style-name="p377-1-3">보수규정에 의거 기술</text:span></text:p>
      <text:p text:style-name="머리말_중고딕9_"><text:span text:style-name="p378-1-1">수당을 지급 받고 있는 국가기술자격증 소지자가 당해자격증에 대한 법정교육을 </text:span></text:p>
      <text:p text:style-name="머리말_중고딕9_"><text:span text:style-name="p379-1-1">받을 때.</text:span></text:p>
      <text:p text:style-name="Paragraph-380"><text:span text:style-name="p380-1-1">47. 라</text:span></text:p>
      <text:p text:style-name="Paragraph-381"><text:span text:style-name="p381-1-1">공무로 소환된 때에만 해당됨</text:span></text:p>
      <text:p text:style-name="Paragraph-382"><text:span text:style-name="p382-1-1">48. 나</text:span></text:p>
      <text:p text:style-name="Paragraph-383"><text:span text:style-name="p383-1-1">발생된 다음연도부터 </text:span><text:span text:style-name="p383-1-2">→ </text:span><text:span text:style-name="p383-1-3">발생일로부터</text:span></text:p>
      <text:p text:style-name="Paragraph-384"/>
      <text:p text:style-name="Paragraph-385"/>
      <text:p text:style-name="Paragraph-386"/>
      <text:p text:style-name="Paragraph-387"/>
      <text:p text:style-name="Paragraph-388"/>
      <text:p text:style-name="Paragraph-389"/>
      <text:p text:style-name="Paragraph-390"/>
      <text:p text:style-name="Paragraph-391"/>
      <text:p text:style-name="Paragraph-392"/>
      <text:p text:style-name="Paragraph-393"/>
      <text:p text:style-name="바탕글"/>
      <text:p text:style-name="Paragraph-395"><text:span text:style-name="p395-1-1">[</text:span><text:span text:style-name="p395-1-2">직제규정 답</text:span><text:span text:style-name="p395-1-3">안</text:span><text:span text:style-name="p395-1-4">]</text:span></text:p>
      <text:p text:style-name="Paragraph-396"/>
      <text:p text:style-name="Paragraph-397"><text:span text:style-name="p397-1-1">1. 다</text:span></text:p>
      <text:p text:style-name="Paragraph-398"><text:span text:style-name="p398-1-1">㉮.</text:span><text:span text:style-name="p398-1-2"> 운영위원회 </text:span><text:span text:style-name="p398-1-3">➡ </text:span><text:span text:style-name="p398-1-4">이사회</text:span></text:p>
      <text:p text:style-name="Paragraph-399"><text:span text:style-name="p399-1-1">㉯. </text:span><text:span text:style-name="p399-1-2">감사포함 </text:span></text:p>
      <text:p text:style-name="Paragraph-400"><text:span text:style-name="p400-1-1">㉱ </text:span><text:span text:style-name="p400-1-2">감사는 이사로서 </text:span><text:span text:style-name="p400-1-3">➡ </text:span><text:span text:style-name="p400-1-4">감사는 임원이나 이사는 아님</text:span></text:p>
      <text:p text:style-name="Paragraph-401"><text:span text:style-name="p401-1-1">2. 라</text:span></text:p>
      <text:p text:style-name="Paragraph-402"><text:span text:style-name="p402-1-1">㉮. </text:span><text:span text:style-name="p402-1-2">운영이사 </text:span><text:span text:style-name="p402-1-3">➡ </text:span><text:span text:style-name="p402-1-4">기획이사, 운영이사, 건설본부장의 순서로 업무대행</text:span></text:p>
      <text:p text:style-name="Paragraph-403"><text:span text:style-name="p403-1-1">㉯. </text:span><text:span text:style-name="p403-1-2">상근 또는 비상근으로 위촉할 수 있다.</text:span></text:p>
      <text:p text:style-name="Paragraph-404"><text:span text:style-name="p404-1-1">㉰. 6</text:span><text:span text:style-name="p404-1-2">역무소 및 7개 현업으로 되어 있다.</text:span></text:p>
      <text:p text:style-name="Paragraph-405"><text:span text:style-name="p405-1-1">3. 가</text:span></text:p>
      <text:p text:style-name="Paragraph-406"><text:span text:style-name="p406-1-1">일반직, 별정직, 고용직</text:span></text:p>
      <text:p text:style-name="Paragraph-407"><text:span text:style-name="p407-1-1">4. 나</text:span></text:p>
      <text:p text:style-name="Paragraph-408"><text:span text:style-name="p408-1-1">비서실은 이사장 직속 부서이다.</text:span></text:p>
      <text:p text:style-name="Paragraph-409"><text:span text:style-name="p409-1-1">5. 나</text:span></text:p>
      <text:p text:style-name="Paragraph-410"><text:span text:style-name="p410-1-1">총무처 분장업무</text:span></text:p>
      <text:p text:style-name="Paragraph-411"><text:span text:style-name="p411-1-1">6. 다</text:span></text:p>
      <text:p text:style-name="Paragraph-412"><text:span text:style-name="p412-1-1">㉮. </text:span><text:span text:style-name="p412-1-2">비상계획실 </text:span><text:span text:style-name="p412-1-3">➡ </text:span><text:span text:style-name="p412-1-4">총무처 </text:span></text:p>
      <text:p text:style-name="Paragraph-413"><text:span text:style-name="p413-1-1">㉯. </text:span><text:span text:style-name="p413-1-2">검사 </text:span><text:span text:style-name="p413-1-3">➡ </text:span><text:span text:style-name="p413-1-4">검사입회</text:span></text:p>
      <text:p text:style-name="Paragraph-414"><text:span text:style-name="p414-1-1">㉱. </text:span><text:span text:style-name="p414-1-2">건설1처 </text:span><text:span text:style-name="p414-1-3">➡ </text:span><text:span text:style-name="p414-1-4">건설2처</text:span></text:p>
      <text:p text:style-name="Paragraph-415"><text:span text:style-name="p415-1-1">7. 가</text:span></text:p>
      <text:p text:style-name="Paragraph-416"><text:span text:style-name="p416-1-1">㉯. </text:span><text:span text:style-name="p416-1-2">총무처 </text:span><text:span text:style-name="p416-1-3">➡ </text:span><text:span text:style-name="p416-1-4">기획처</text:span></text:p>
      <text:p text:style-name="Paragraph-417"><text:span text:style-name="p417-1-1">㉰. </text:span><text:span text:style-name="p417-1-2">기획처 </text:span><text:span text:style-name="p417-1-3">➡ </text:span><text:span text:style-name="p417-1-4">총무처</text:span></text:p>
      <text:p text:style-name="Paragraph-418"><text:span text:style-name="p418-1-1">㉱. </text:span><text:span text:style-name="p418-1-2">검사 </text:span><text:span text:style-name="p418-1-3">➡ </text:span><text:span text:style-name="p418-1-4">검수</text:span></text:p>
      <text:p text:style-name="Paragraph-419"><text:span text:style-name="p419-1-1">8. 다</text:span></text:p>
      <text:p text:style-name="Paragraph-420"><text:span text:style-name="p420-1-1">㉮. </text:span><text:span text:style-name="p420-1-2">총무처 </text:span><text:span text:style-name="p420-1-3">➡ </text:span><text:span text:style-name="p420-1-4">기획처</text:span></text:p>
      <text:p text:style-name="Paragraph-421"><text:span text:style-name="p421-1-1">㉯. </text:span><text:span text:style-name="p421-1-2">안전관리실 </text:span><text:span text:style-name="p421-1-3">➡ </text:span><text:span text:style-name="p421-1-4">시설처</text:span></text:p>
      <text:p text:style-name="Paragraph-422"><text:span text:style-name="p422-1-1">㉱. </text:span><text:span text:style-name="p422-1-2">건설2처 </text:span><text:span text:style-name="p422-1-3">➡ </text:span><text:span text:style-name="p422-1-4">공사1처</text:span></text:p>
      <text:p text:style-name="Paragraph-423"><text:span text:style-name="p423-1-1">9. 가</text:span></text:p>
      <text:p text:style-name="Paragraph-424"><text:span text:style-name="p424-1-1">건설3처 </text:span><text:span text:style-name="p424-1-2">➡ </text:span><text:span text:style-name="p424-1-3">건설1처</text:span></text:p>
      <text:p text:style-name="Paragraph-425"><text:span text:style-name="p425-1-1">10. 가</text:span></text:p>
      <text:p text:style-name="Paragraph-426"><text:span text:style-name="p426-1-1">11. 다</text:span></text:p>
      <text:p text:style-name="Paragraph-427"><text:span text:style-name="p427-1-1">12. 나</text:span></text:p>
      <text:p text:style-name="Paragraph-428"><text:span text:style-name="p428-1-1">13. 문제삭제</text:span></text:p>
      <text:p text:style-name="Paragraph-429"><text:span text:style-name="p429-1-1">14. 다</text:span></text:p>
      <text:p text:style-name="Paragraph-430"><text:span text:style-name="p430-1-1">15. 나</text:span></text:p>
      <text:p text:style-name="Paragraph-431"><text:span text:style-name="p431-1-1">16. 다</text:span></text:p>
      <text:p text:style-name="Paragraph-432"><text:span text:style-name="p432-1-1">17. 나</text:span></text:p>
      <text:p text:style-name="Paragraph-433"><text:span text:style-name="p433-1-1">18. 나</text:span></text:p>
      <text:p text:style-name="Paragraph-434"><text:span text:style-name="p434-1-1">19. 나</text:span></text:p>
      <text:p text:style-name="Paragraph-435"><text:span text:style-name="p435-1-1">20. 가</text:span></text:p>
      <text:p text:style-name="Paragraph-436"><text:span text:style-name="p436-1-1">21. 나</text:span></text:p>
      <text:p text:style-name="Paragraph-437"/>
      <text:p text:style-name="Paragraph-438"><text:span text:style-name="p438-1-1">[</text:span><text:span text:style-name="p438-1-2">직제규정시행내규</text:span><text:span text:style-name="p438-1-3"> 답안</text:span><text:span text:style-name="p438-1-4">]</text:span></text:p>
      <text:p text:style-name="머리말_중고딕9_"/>
      <text:p text:style-name="머리말_중고딕9_"><text:span text:style-name="p440-1-1">1. 다</text:span></text:p>
      <text:p text:style-name="머리말_중고딕9_"><text:span text:style-name="p441-1-1">과별로 업무를 분장 </text:span><text:span text:style-name="p441-1-2">➡ </text:span><text:span text:style-name="p441-1-3">부별로 업무를 분장</text:span></text:p>
      <text:p text:style-name="머리말_중고딕9_"><text:span text:style-name="p442-1-1">2. 가</text:span></text:p>
      <text:p text:style-name="머리말_중고딕9_"><text:span text:style-name="p443-1-1">소관이사 </text:span><text:span text:style-name="p443-1-2">➡ </text:span><text:span text:style-name="p443-1-3">기획이사</text:span></text:p>
      <text:p text:style-name="머리말_중고딕9_"><text:span text:style-name="p444-1-1">3. 다</text:span></text:p>
      <text:p text:style-name="머리말_중고딕9_"><text:span text:style-name="p445-1-1">총무처 총무부 분장업무</text:span></text:p>
      <text:p text:style-name="머리말_중고딕9_"><text:span text:style-name="p446-1-1">4. 라</text:span></text:p>
      <text:p text:style-name="머리말_중고딕9_"><text:span text:style-name="p447-1-1">노무부 분장업무</text:span></text:p>
      <text:p text:style-name="머리말_중고딕9_"><text:span text:style-name="p448-1-1">5. 가</text:span></text:p>
      <text:p text:style-name="머리말_중고딕9_"><text:span text:style-name="p449-1-1">㉯. </text:span><text:span text:style-name="p449-1-2">건설1처 계획설계부 </text:span><text:span text:style-name="p449-1-3">➡ </text:span><text:span text:style-name="p449-1-4">안전관리실 안전지도부</text:span></text:p>
      <text:p text:style-name="머리말_중고딕9_"><text:span text:style-name="p450-1-1">㉰. </text:span><text:span text:style-name="p450-1-2">기획처 경영관리부 </text:span><text:span text:style-name="p450-1-3">➡ </text:span><text:span text:style-name="p450-1-4">기획처 기획예산부</text:span></text:p>
      <text:p text:style-name="머리말_중고딕9_"><text:span text:style-name="p451-1-1">㉱. </text:span><text:span text:style-name="p451-1-2">안전관리실 안전계획부 </text:span><text:span text:style-name="p451-1-3">➡ </text:span><text:span text:style-name="p451-1-4">총무처 노무복지부</text:span></text:p>
      <text:p text:style-name="머리말_중고딕9_"><text:span text:style-name="p452-1-1">6. 가</text:span></text:p>
      <text:p text:style-name="머리말_중고딕9_"><text:span text:style-name="p453-1-1">㉯. </text:span><text:span text:style-name="p453-1-2">운수처 영업부 </text:span><text:span text:style-name="p453-1-3">➡ </text:span><text:span text:style-name="p453-1-4">운수처 운수부</text:span></text:p>
      <text:p text:style-name="머리말_중고딕9_"><text:span text:style-name="p454-1-1">㉰. </text:span><text:span text:style-name="p454-1-2">운수처 운수부 </text:span><text:span text:style-name="p454-1-3">➡ </text:span><text:span text:style-name="p454-1-4">운수처 영업부</text:span></text:p>
      <text:p text:style-name="머리말_중고딕9_"><text:span text:style-name="p455-1-1">㉱. </text:span><text:span text:style-name="p455-1-2">총무처 인사부 </text:span><text:span text:style-name="p455-1-3">➡ </text:span><text:span text:style-name="p455-1-4">총무처 총무부</text:span></text:p>
      <text:p text:style-name="머리말_중고딕9_"><text:span text:style-name="p456-1-1">7. 나</text:span></text:p>
      <text:p text:style-name="머리말_중고딕9_"><text:span text:style-name="p457-1-1">㉮. </text:span><text:span text:style-name="p457-1-2">총무처 노무복지부 </text:span><text:span text:style-name="p457-1-3">➡ </text:span><text:span text:style-name="p457-1-4">기획처 경영관리부</text:span></text:p>
      <text:p text:style-name="머리말_중고딕9_"><text:span text:style-name="p458-1-1">㉰. </text:span><text:span text:style-name="p458-1-2">총무처 총무부 </text:span><text:span text:style-name="p458-1-3">➡ </text:span><text:span text:style-name="p458-1-4">재정처 관재부</text:span></text:p>
      <text:p text:style-name="머리말_중고딕9_"><text:span text:style-name="p459-1-1">㉱. </text:span><text:span text:style-name="p459-1-2">재정처 경리부 </text:span><text:span text:style-name="p459-1-3">➡ </text:span><text:span text:style-name="p459-1-4">재정처 관재부</text:span></text:p>
      <text:p text:style-name="머리말_중고딕9_"><text:span text:style-name="p460-1-1">8. 가</text:span></text:p>
      <text:p text:style-name="머리말_중고딕9_"><text:span text:style-name="p461-1-1">안전관리실 안전계획부 </text:span><text:span text:style-name="p461-1-2">➡ </text:span><text:span text:style-name="p461-1-3">총무처 노무복지부</text:span></text:p>
      <text:p text:style-name="머리말_중고딕9_"><text:span text:style-name="p462-1-1">9. 가</text:span></text:p>
      <text:p text:style-name="머리말_중고딕9_"><text:span text:style-name="p463-1-1">총무처 노무복지부 </text:span><text:span text:style-name="p463-1-2">➡ </text:span><text:span text:style-name="p463-1-3">총무처 총무부</text:span></text:p>
      <text:p text:style-name="머리말_중고딕9_"><text:span text:style-name="p464-1-1">10. 다</text:span></text:p>
      <text:p text:style-name="머리말_중고딕9_"><text:span text:style-name="p465-1-1">11. 다</text:span></text:p>
      <text:p text:style-name="머리말_중고딕9_"><text:span text:style-name="p466-1-1">12. 다</text:span></text:p>
      <text:p text:style-name="머리말_중고딕9_"><text:span text:style-name="p467-1-1">13. 라</text:span></text:p>
      <text:p text:style-name="머리말_중고딕9_"/>
      <text:p text:style-name="머리말_중고딕9_"/>
      <text:p text:style-name="머리말_중고딕9_"/>
      <text:p text:style-name="Paragraph-471"/>
      <text:p text:style-name="Paragraph-472"/>
      <text:p text:style-name="Paragraph-473"/>
      <text:p text:style-name="Paragraph-474"/>
      <text:p text:style-name="Paragraph-475"><text:span text:style-name="p475-1-1">[</text:span><text:span text:style-name="p475-1-2">복지후생규정 및 내규</text:span><text:span text:style-name="p475-1-3">]</text:span></text:p>
      <text:p text:style-name="Paragraph-476"/>
      <text:p text:style-name="머리말_중고딕9_"><text:span text:style-name="p477-1-1">1. 가</text:span></text:p>
      <text:p text:style-name="머리말_중고딕9_"><text:span text:style-name="p478-1-1">급식보조비 지급폐지</text:span></text:p>
      <text:p text:style-name="머리말_중고딕9_"><text:span text:style-name="p479-1-1">2. 문제삭제</text:span></text:p>
      <text:p text:style-name="머리말_중고딕9_"><text:span text:style-name="p480-1-1">3. 나</text:span></text:p>
      <text:p text:style-name="머리말_중고딕9_"><text:span text:style-name="p481-1-1">4. 가</text:span></text:p>
      <text:p text:style-name="머리말_중고딕9_"><text:span text:style-name="p482-1-1">대학원생은 </text:span><text:span text:style-name="p482-1-2">➡ </text:span><text:span text:style-name="p482-1-3">대학생은 </text:span></text:p>
      <text:p text:style-name="머리말_중고딕9_"><text:span text:style-name="p483-1-1">5. 다</text:span></text:p>
      <text:p text:style-name="머리말_중고딕9_"><text:span text:style-name="p484-1-1">6. 라</text:span></text:p>
      <text:p text:style-name="머리말_중고딕9_"><text:span text:style-name="p485-1-1">7. 나</text:span></text:p>
      <text:p text:style-name="머리말_중고딕9_"><text:span text:style-name="p486-1-1">본인사망경조비 : 300,000원 지급 </text:span><text:span text:style-name="p486-1-2">➡ </text:span><text:span text:style-name="p486-1-3">본인사망경조비 : 1,000,000원 지급</text:span></text:p>
      <text:p text:style-name="머리말_중고딕9_"><text:span text:style-name="p487-1-1">8. 가</text:span></text:p>
      <text:p text:style-name="머리말_중고딕9_"><text:span text:style-name="p488-1-1">평균임금의 200% </text:span><text:span text:style-name="p488-1-2">➡ </text:span><text:span text:style-name="p488-1-3">기본급의 200%</text:span></text:p>
      <text:p text:style-name="머리말_중고딕9_"><text:span text:style-name="p489-1-1">9. 문제삭제</text:span></text:p>
      <text:p text:style-name="머리말_중고딕9_"><text:span text:style-name="p490-1-1">10. 나</text:span></text:p>
      <text:p text:style-name="머리말_중고딕9_"><text:span text:style-name="p491-1-1">1월 : 100%, 5월 : 50%, 7월 : 100%</text:span></text:p>
      <text:p text:style-name="머리말_중고딕9_"><text:span text:style-name="p492-1-1">11. 문제삭제</text:span></text:p>
      <text:p text:style-name="머리말_중고딕9_"><text:span text:style-name="p493-1-1">12. 가</text:span></text:p>
      <text:p text:style-name="머리말_중고딕9_"><text:span text:style-name="p494-1-1">임</text:span><text:span text:style-name="p494-1-2">⋅</text:span><text:span text:style-name="p494-1-3">직원 및 청경에게 지급한다.</text:span></text:p>
      <text:p text:style-name="머리말_중고딕9_"><text:span text:style-name="p495-1-1">13. 다</text:span></text:p>
      <text:p text:style-name="머리말_중고딕9_"><text:span text:style-name="p496-1-1">6월 </text:span><text:span text:style-name="p496-1-2">➡ 1</text:span><text:span text:style-name="p496-1-3">년</text:span></text:p>
      <text:p text:style-name="머리말_중고딕9_"><text:span text:style-name="p497-1-1">14. 라</text:span></text:p>
      <text:p text:style-name="머리말_중고딕9_"><text:span text:style-name="p498-1-1">입학금과 수업료도 학자보조금의 범위에 포함됨.</text:span></text:p>
      <text:p text:style-name="머리말_중고딕9_"><text:span text:style-name="p499-1-1">15. 라</text:span></text:p>
      <text:p text:style-name="머리말_중고딕9_"><text:span text:style-name="p500-1-1">다. 제 1기분은 2월 </text:span><text:span text:style-name="p500-1-2">➡ </text:span><text:span text:style-name="p500-1-3">제 1기분은 3월(신입생 제 1기분은 3월 지급)</text:span></text:p>
      <text:p text:style-name="머리말_중고딕9_"><text:span text:style-name="p501-1-1">16. 나</text:span></text:p>
      <text:p text:style-name="머리말_중고딕9_"><text:span text:style-name="p502-1-1">2년동안 </text:span><text:span text:style-name="p502-1-2">➡ 1</text:span><text:span text:style-name="p502-1-3">년동안</text:span><text:span text:style-name="p502-1-4">]</text:span></text:p>
      <text:p text:style-name="머리말_중고딕9_"><text:span text:style-name="p503-1-1">17. 가</text:span></text:p>
      <text:p text:style-name="머리말_중고딕9_"><text:span text:style-name="p504-1-1">지급액에</text:span><text:span text:style-name="p504-1-2"> 대한 일할 및 월할계산으로 정산하여 회수하여야 한다 </text:span><text:span text:style-name="p504-1-3">➡ </text:span><text:span text:style-name="p504-1-4">회수하지 아니한다.</text:span></text:p>
      <text:p text:style-name="Paragraph-505"><text:span text:style-name="p505-1-1">18. 가</text:span></text:p>
      <text:p text:style-name="Paragraph-506"><text:span text:style-name="p506-1-1">익년부터</text:span><text:span text:style-name="p506-1-2">→</text:span><text:span text:style-name="p506-1-3">익월부터</text:span></text:p>
      <text:p text:style-name="Paragraph-507"/>
      <text:p text:style-name="Paragraph-508"/>
      <text:p text:style-name="Paragraph-509"/>
      <text:p text:style-name="Paragraph-510"/>
      <text:p text:style-name="바탕글"/>
      <text:p text:style-name="Paragraph-512"><text:span text:style-name="p512-1-1">[</text:span><text:span text:style-name="p512-1-2">사무관리규정 답안</text:span><text:span text:style-name="p512-1-3">]</text:span></text:p>
      <text:p text:style-name="Paragraph-513"/>
      <text:p text:style-name="Paragraph-514"><text:span text:style-name="p514-1-1">1. 가</text:span></text:p>
      <text:p text:style-name="Paragraph-515"><text:span text:style-name="p515-1-1">제외한다 </text:span><text:span text:style-name="p515-1-2">➡ </text:span><text:span text:style-name="p515-1-3">포함한다.</text:span></text:p>
      <text:p text:style-name="Paragraph-516"><text:span text:style-name="p516-1-1">문서는 자료를 포함한다. 자료는 문서를 포함하지 않는다.</text:span></text:p>
      <text:p text:style-name="Paragraph-517"><text:span text:style-name="p517-1-1">2. 나</text:span></text:p>
      <text:p text:style-name="Paragraph-518"><text:span text:style-name="p518-1-1">3. 라</text:span></text:p>
      <text:p text:style-name="Paragraph-519"><text:span text:style-name="p519-1-1">4. 다</text:span></text:p>
      <text:p text:style-name="Paragraph-520"><text:span text:style-name="p520-1-1">5. 다</text:span></text:p>
      <text:p text:style-name="Paragraph-521"><text:span text:style-name="p521-1-1">6. 라</text:span></text:p>
      <text:p text:style-name="Paragraph-522"><text:span text:style-name="p522-1-1">7. 나</text:span></text:p>
      <text:p text:style-name="Paragraph-523"><text:span text:style-name="p523-1-1">내규 </text:span><text:span text:style-name="p523-1-2">➡ </text:span><text:span text:style-name="p523-1-3">내규는 규정문서임</text:span></text:p>
      <text:p text:style-name="Paragraph-524"><text:span text:style-name="p524-1-1">8. 다</text:span></text:p>
      <text:p text:style-name="Paragraph-525"><text:span text:style-name="p525-1-1">공단직원 </text:span><text:span text:style-name="p525-1-2">➡ </text:span><text:span text:style-name="p525-1-3">일반인</text:span></text:p>
      <text:p text:style-name="Paragraph-526"><text:span text:style-name="p526-1-1">9. 다</text:span></text:p>
      <text:p text:style-name="Paragraph-527"><text:span text:style-name="p527-1-1">3일 </text:span><text:span text:style-name="p527-1-2">➡ 5</text:span><text:span text:style-name="p527-1-3">일</text:span></text:p>
      <text:p text:style-name="Paragraph-528"><text:span text:style-name="p528-1-1">10. 다</text:span></text:p>
      <text:p text:style-name="Paragraph-529"><text:span text:style-name="p529-1-1">쌍점 </text:span><text:span text:style-name="p529-1-2">➡ </text:span><text:span text:style-name="p529-1-3">온점</text:span></text:p>
      <text:p text:style-name="Paragraph-530"><text:span text:style-name="p530-1-1">11. 라</text:span></text:p>
      <text:p text:style-name="Paragraph-531"><text:span text:style-name="p531-1-1">12. 다</text:span></text:p>
      <text:p text:style-name="Paragraph-532"><text:span text:style-name="p532-1-1">전신이 아닌방법으로 시행토록 하여야 한다 </text:span><text:span text:style-name="p532-1-2">➡ </text:span><text:span text:style-name="p532-1-3">그 발신방법을 암호 또는 음어로 지정하여야 한다.</text:span></text:p>
      <text:p text:style-name="Paragraph-533"><text:span text:style-name="p533-1-1">13. 가</text:span></text:p>
      <text:p text:style-name="Paragraph-534"><text:span text:style-name="p534-1-1">문서주관부서의 장 </text:span><text:span text:style-name="p534-1-2">➡ </text:span><text:span text:style-name="p534-1-3">문서처리부서의 장</text:span></text:p>
      <text:p text:style-name="Paragraph-535"><text:span text:style-name="p535-1-1">14. 라</text:span></text:p>
      <text:p text:style-name="Paragraph-536"><text:span text:style-name="p536-1-1">15. 라</text:span></text:p>
      <text:p text:style-name="Paragraph-537"><text:span text:style-name="p537-1-1">전화에 의한 문서 </text:span><text:span text:style-name="p537-1-2">➡ </text:span><text:span text:style-name="p537-1-3">기안문서가 아님</text:span></text:p>
      <text:p text:style-name="Paragraph-538"><text:span text:style-name="p538-1-1">16. 라</text:span></text:p>
      <text:p text:style-name="Paragraph-539"><text:span text:style-name="p539-1-1">결</text:span><text:span text:style-name="p539-1-2">재권자의 사정에 의하여 결재를 받을 수 없는 때 </text:span><text:span text:style-name="p539-1-3">➡ </text:span><text:span text:style-name="p539-1-4">긴급한 문서의 경우에만 한 함</text:span></text:p>
      <text:p text:style-name="Paragraph-540"><text:span text:style-name="p540-1-1">17. 가</text:span></text:p>
      <text:p text:style-name="Paragraph-541"><text:span text:style-name="p541-1-1">㉯. </text:span><text:span text:style-name="p541-1-2">하부기관의 장 </text:span><text:span text:style-name="p541-1-3">➡ </text:span><text:span text:style-name="p541-1-4">분임문서 심사자</text:span></text:p>
      <text:p text:style-name="Paragraph-542"><text:span text:style-name="p542-1-1">18. 라</text:span></text:p>
      <text:p text:style-name="Paragraph-543"><text:span text:style-name="p543-1-1">시행문 </text:span><text:span text:style-name="p543-1-2">➡ </text:span><text:span text:style-name="p543-1-3">기안문</text:span></text:p>
      <text:p text:style-name="Paragraph-544"><text:span text:style-name="p544-1-1">19. 나</text:span></text:p>
      <text:p text:style-name="Paragraph-545"><text:span text:style-name="p545-1-1">20. 라</text:span></text:p>
      <text:p text:style-name="Paragraph-546"><text:span text:style-name="p546-1-1">21. 라</text:span></text:p>
      <text:p text:style-name="Paragraph-547"><text:span text:style-name="p547-1-1">22. 라</text:span></text:p>
      <text:p text:style-name="Paragraph-548"><text:span text:style-name="p548-1-1">23. 라</text:span></text:p>
      <text:p text:style-name="Paragraph-549"><text:span text:style-name="p549-1-1">각각</text:span><text:span text:style-name="p549-1-2"> 직인을 찍어야 한다 </text:span><text:span text:style-name="p549-1-3">➡ </text:span><text:span text:style-name="p549-1-4">직인날인에 갈음하여 직인의 인영을 인쇄하여 사용할 수 있다</text:span><text:span text:style-name="p549-1-5">.</text:span></text:p>
      <text:p text:style-name="Paragraph-550"><text:span text:style-name="p550-1-1">24. 라</text:span></text:p>
      <text:p text:style-name="Paragraph-551"><text:span text:style-name="p551-1-1">문서주관부서 </text:span><text:span text:style-name="p551-1-2">➡ </text:span><text:span text:style-name="p551-1-3">문서처리부서</text:span></text:p>
      <text:p text:style-name="Paragraph-552"><text:span text:style-name="p552-1-1">25. 다</text:span></text:p>
      <text:p text:style-name="Paragraph-553"><text:span text:style-name="p553-1-1">보조기관의 공람서명을 거친후 결재권자의 선결을 받아야 한다 </text:span><text:span text:style-name="p553-1-2">➡ </text:span><text:span text:style-name="p553-1-3">보조기관의 공람서명을 거치기전에 결재권자의 선결을 받아야 한다.</text:span></text:p>
      <text:p text:style-name="Paragraph-554"><text:span text:style-name="p554-1-1">26. 가</text:span></text:p>
      <text:p text:style-name="Paragraph-555"><text:span text:style-name="p555-1-1">문서주관부서의 </text:span><text:span text:style-name="p555-1-2">➡ </text:span><text:span text:style-name="p555-1-3">문서처리부서별로</text:span></text:p>
      <text:p text:style-name="Paragraph-556"><text:span text:style-name="p556-1-1">27. 다</text:span></text:p>
      <text:p text:style-name="Paragraph-557"><text:span text:style-name="p557-1-1">28. 나</text:span></text:p>
      <text:p text:style-name="Paragraph-558"><text:span text:style-name="p558-1-1">2년 </text:span><text:span text:style-name="p558-1-2">➡ 3</text:span><text:span text:style-name="p558-1-3">년</text:span></text:p>
      <text:p text:style-name="Paragraph-559"><text:span text:style-name="p559-1-1">29. 다</text:span></text:p>
      <text:p text:style-name="Paragraph-560"><text:span text:style-name="p560-1-1">동일기능에 </text:span><text:span text:style-name="p560-1-2">➡ </text:span><text:span text:style-name="p560-1-3">상위기능에</text:span></text:p>
      <text:p text:style-name="Paragraph-561"><text:span text:style-name="p561-1-1">30. 라</text:span></text:p>
      <text:p text:style-name="Paragraph-562"><text:span text:style-name="p562-1-1">보존기간이 경과한 후에 문서처리부서에서 직접폐기한다 </text:span><text:span text:style-name="p562-1-2">➡ </text:span><text:span text:style-name="p562-1-3">문서주관부서에 인계하여 그 보존기간이 만료될때까지 문서주관부서에서 보존하여야 한다.</text:span></text:p>
      <text:p text:style-name="Paragraph-563"><text:span text:style-name="p563-1-1">31. 다</text:span></text:p>
      <text:p text:style-name="Paragraph-564"><text:span text:style-name="p564-1-1">보</text:span><text:span text:style-name="p564-1-2">존기간이 영구인 문서가 </text:span><text:span text:style-name="p564-1-3">➡ </text:span><text:span text:style-name="p564-1-4">보존기간이 영구인 문서를 제외한 문서가</text:span></text:p>
      <text:p text:style-name="Paragraph-565"><text:span text:style-name="p565-1-1">32. 가</text:span></text:p>
      <text:p text:style-name="Paragraph-566"><text:span text:style-name="p566-1-1">㉰. </text:span><text:span text:style-name="p566-1-2">직인 </text:span><text:span text:style-name="p566-1-3">➡ </text:span><text:span text:style-name="p566-1-4">이사장, 하부기관의 장</text:span></text:p>
      <text:p text:style-name="Paragraph-567"><text:span text:style-name="p567-1-1">33. 나</text:span></text:p>
      <text:p text:style-name="Paragraph-568"><text:span text:style-name="p568-1-1">부장이 </text:span><text:span text:style-name="p568-1-2">➡ </text:span><text:span text:style-name="p568-1-3">부서의 장이</text:span></text:p>
      <text:p text:style-name="Paragraph-569"><text:span text:style-name="p569-1-1">34. 나</text:span></text:p>
      <text:p text:style-name="Paragraph-570"><text:span text:style-name="p570-1-1">2.5 x 2.5</text:span><text:span text:style-name="p570-1-2">㎝ ➡ 2.4 </text:span><text:span text:style-name="p570-1-3">x 2.4</text:span><text:span text:style-name="p570-1-4">㎝</text:span></text:p>
      <text:p text:style-name="Paragraph-571"><text:span text:style-name="p571-1-1">35. 다</text:span></text:p>
      <text:p text:style-name="Paragraph-572"><text:span text:style-name="p572-1-1">2.5㎝</text:span><text:span text:style-name="p572-1-2">이내 </text:span><text:span text:style-name="p572-1-3">➡ 2.7㎝</text:span><text:span text:style-name="p572-1-4">이내</text:span></text:p>
      <text:p text:style-name="Paragraph-573"><text:span text:style-name="p573-1-1">36. 라</text:span></text:p>
      <text:p text:style-name="Paragraph-574"><text:span text:style-name="p574-1-1">문서처리부서의 장 </text:span><text:span text:style-name="p574-1-2">➡ </text:span><text:span text:style-name="p574-1-3">문서주관부서의 장</text:span></text:p>
      <text:p text:style-name="Paragraph-575"><text:span text:style-name="p575-1-1">37. 다</text:span></text:p>
      <text:p text:style-name="Paragraph-576"><text:span text:style-name="p576-1-1">당해 현업기관의 장 </text:span><text:span text:style-name="p576-1-2">➡ </text:span><text:span text:style-name="p576-1-3">업무감독부서에서</text:span></text:p>
      <text:p text:style-name="Paragraph-577"><text:span text:style-name="p577-1-1">38. 라</text:span></text:p>
      <text:p text:style-name="Paragraph-578"><text:span text:style-name="p578-1-1">39. 다</text:span></text:p>
      <text:p text:style-name="Paragraph-579"><text:span text:style-name="p579-1-1">40. 라</text:span></text:p>
      <text:p text:style-name="Paragraph-580"><text:span text:style-name="p580-1-1">41. 라</text:span></text:p>
      <text:p text:style-name="Paragraph-581"><text:span text:style-name="p581-1-1">42. 라</text:span></text:p>
      <text:p text:style-name="Paragraph-582"><text:span text:style-name="p582-1-1">각 부서의 장 </text:span><text:span text:style-name="p582-1-2">➡ </text:span><text:span text:style-name="p582-1-3">각 부서의 주무부장, </text:span><text:span text:style-name="p582-1-4">※ </text:span><text:span text:style-name="p582-1-5">문서주관부서의 장 = 총무처장</text:span></text:p>
      <text:p text:style-name="Paragraph-583"><text:span text:style-name="p583-1-1">43. 다</text:span></text:p>
      <text:p text:style-name="Paragraph-584"><text:span text:style-name="p584-1-1">44. 다</text:span></text:p>
      <text:p text:style-name="Paragraph-585"><text:span text:style-name="p585-1-1">45. 라</text:span></text:p>
      <text:p text:style-name="Paragraph-586"><text:span text:style-name="p586-1-1">5회이내 </text:span><text:span text:style-name="p586-1-2">➡ 3</text:span><text:span text:style-name="p586-1-3">회이내</text:span></text:p>
      <text:p text:style-name="Paragraph-587"><text:span text:style-name="p587-1-1">46. 가 </text:span><text:span text:style-name="p587-1-2">연 2회이상 </text:span><text:span text:style-name="p587-1-3">➡ </text:span><text:span text:style-name="p587-1-4">연 1회이상</text:span></text:p>
      <text:p text:style-name="Paragraph-588"><text:span text:style-name="p588-1-1">47. 나</text:span></text:p>
      <text:p text:style-name="Paragraph-589"><text:span text:style-name="p589-1-1">48. 다</text:span></text:p>
      <text:p text:style-name="Paragraph-590"><text:span text:style-name="p590-1-1">49. 라</text:span></text:p>
      <text:p text:style-name="Paragraph-591"><text:span text:style-name="p591-1-1">50. 다</text:span></text:p>
      <text:p text:style-name="Paragraph-592"><text:span text:style-name="p592-1-1">주초부터 </text:span><text:span text:style-name="p592-1-2">➡ </text:span><text:span text:style-name="p592-1-3">주말부터</text:span></text:p>
      <text:p text:style-name="Paragraph-593"><text:span text:style-name="p593-1-1">51. 나</text:span></text:p>
      <text:p text:style-name="Paragraph-594"><text:span text:style-name="p594-1-1">월말부터</text:span></text:p>
      <text:p text:style-name="Paragraph-595"><text:span text:style-name="p595-1-1">52. 다</text:span></text:p>
      <text:p text:style-name="Paragraph-596"><text:span text:style-name="p596-1-1">최</text:span><text:span text:style-name="p596-1-2">초작성부서 --&gt; 1차경유부서 : 2일이내 </text:span><text:span text:style-name="p596-1-3">➡ </text:span><text:span text:style-name="p596-1-4">최초작성부서 --&gt; 1차경유부서 : 1일이내</text:span></text:p>
      <text:p text:style-name="Paragraph-597"><text:span text:style-name="p597-1-1">53. 나</text:span></text:p>
      <text:p text:style-name="Paragraph-598"><text:span text:style-name="p598-1-1">현업기관 --&gt; 업무감독부서 : 3일이내 </text:span><text:span text:style-name="p598-1-2">➡ </text:span><text:span text:style-name="p598-1-3">현업기관 --&gt; 업무감독부서 : 4일이내</text:span></text:p>
      <text:p text:style-name="Paragraph-599"><text:span text:style-name="p599-1-1">54. 나</text:span></text:p>
      <text:p text:style-name="Paragraph-600"><text:span text:style-name="p600-1-1">4일 </text:span><text:span text:style-name="p600-1-2">➡ 3</text:span><text:span text:style-name="p600-1-3">일</text:span></text:p>
      <text:p text:style-name="Paragraph-601"><text:span text:style-name="p601-1-1">55. 라</text:span></text:p>
      <text:p text:style-name="Paragraph-602"><text:span text:style-name="p602-1-1">3일 </text:span><text:span text:style-name="p602-1-2">➡ 2</text:span><text:span text:style-name="p602-1-3">일</text:span></text:p>
      <text:p text:style-name="Paragraph-603"><text:span text:style-name="p603-1-1">56. 나</text:span></text:p>
      <text:p text:style-name="Paragraph-604"><text:span text:style-name="p604-1-1">57. 나</text:span></text:p>
      <text:p text:style-name="Paragraph-605"><text:span text:style-name="p605-1-1">58. 나</text:span></text:p>
      <text:p text:style-name="Paragraph-606"><text:span text:style-name="p606-1-1">59. 나</text:span></text:p>
      <text:p text:style-name="Paragraph-607"><text:span text:style-name="p607-1-1">60. 다</text:span></text:p>
      <text:p text:style-name="Paragraph-608"><text:span text:style-name="p608-1-1">때에도</text:span><text:span text:style-name="p608-1-2"> 본적란을 설치하여서는 아니된다 </text:span><text:span text:style-name="p608-1-3">➡ </text:span><text:span text:style-name="p608-1-4">경우를 제외하고는 본적란을 설치하지 아니한다.</text:span></text:p>
      <text:p text:style-name="Paragraph-609"><text:span text:style-name="p609-1-1">61. 가</text:span></text:p>
      <text:p text:style-name="Paragraph-610"><text:span text:style-name="p610-1-1">62. 나  </text:span><text:span text:style-name="p610-1-2">1본의 </text:span><text:span text:style-name="p610-1-3">➡ 2</text:span><text:span text:style-name="p610-1-4">본이상의</text:span></text:p>
      <text:p text:style-name="Paragraph-611"><text:span text:style-name="p611-1-1">63. 나  </text:span><text:span text:style-name="p611-1-2">7일 이내에 </text:span><text:span text:style-name="p611-1-3">➡ 15</text:span><text:span text:style-name="p611-1-4">일 이내에</text:span></text:p>
      <text:p text:style-name="Paragraph-612"><text:span text:style-name="p612-1-1">64. 다</text:span></text:p>
      <text:p text:style-name="Paragraph-613"><text:span text:style-name="p613-1-1">65. 다  </text:span><text:span text:style-name="p613-1-2">오른쪽 </text:span><text:span text:style-name="p613-1-3">➡ </text:span><text:span text:style-name="p613-1-4">왼쪽</text:span></text:p>
      <text:p text:style-name="Paragraph-614"><text:span text:style-name="p614-1-1">66. 다  </text:span><text:span text:style-name="p614-1-2">총무처 </text:span><text:span text:style-name="p614-1-3">➡ </text:span><text:span text:style-name="p614-1-4">기획처</text:span></text:p>
      <text:p text:style-name="Paragraph-615"><text:span text:style-name="p615-1-1">67. 나</text:span></text:p>
      <text:p text:style-name="Paragraph-616"><text:span text:style-name="p616-1-1">68. 라</text:span></text:p>
      <text:p text:style-name="Paragraph-617"><text:span text:style-name="p617-1-1">69. 나</text:span></text:p>
      <text:p text:style-name="Paragraph-618"><text:span text:style-name="p618-1-1">70. 나</text:span></text:p>
      <text:p text:style-name="Paragraph-619"><text:span text:style-name="p619-1-1">71. 라</text:span></text:p>
      <text:p text:style-name="Paragraph-620"><text:span text:style-name="p620-1-1">가. 정책의 발의자, 나.정책의 발의자, 다. 보고자</text:span></text:p>
      <text:p text:style-name="Paragraph-621"><text:span text:style-name="p621-1-1">72. 다 </text:span><text:span text:style-name="p621-1-2">협조란의 관계인은 실명 기재필요 없음</text:span></text:p>
      <text:p text:style-name="Paragraph-622"><text:span text:style-name="p622-1-1">73. 나 </text:span><text:span text:style-name="p622-1-2">관련자의 경력사항은 필요없음</text:span></text:p>
      <text:p text:style-name="Paragraph-623"><text:span text:style-name="p623-1-1">74. 라</text:span></text:p>
      <text:p text:style-name="Paragraph-624"><text:span text:style-name="p624-1-1">75. 가</text:span></text:p>
      <text:p text:style-name="Paragraph-625"><text:span text:style-name="p625-1-1">A3 </text:span><text:span text:style-name="p625-1-2">용지 규격은 197</text:span><text:span text:style-name="p625-1-3">×420m/m</text:span></text:p>
      <text:p text:style-name="Paragraph-626"/>
      <text:p text:style-name="Paragraph-627"><text:span text:style-name="p627-1-1">[</text:span><text:span text:style-name="p627-1-2">사무관리규정시행내규</text:span><text:span text:style-name="p627-1-3"> 답안</text:span><text:span text:style-name="p627-1-4">]</text:span></text:p>
      <text:p text:style-name="Paragraph-628"/>
      <text:p text:style-name="Paragraph-629"><text:span text:style-name="p629-1-1">1. 가</text:span></text:p>
      <text:p text:style-name="Paragraph-630"><text:span text:style-name="p630-1-1">연도표시 일련번호를 </text:span><text:span text:style-name="p630-1-2">➡ </text:span><text:span text:style-name="p630-1-3">누년 일련번호를</text:span></text:p>
      <text:p text:style-name="Paragraph-631"><text:span text:style-name="p631-1-1">2. 다</text:span></text:p>
      <text:p text:style-name="Paragraph-632"><text:span text:style-name="p632-1-1">연도표시 일련번호 </text:span><text:span text:style-name="p632-1-2">➡ </text:span><text:span text:style-name="p632-1-3">연도별 일련번호</text:span></text:p>
      <text:p text:style-name="Paragraph-633"><text:span text:style-name="p633-1-1">3. 나 </text:span><text:span text:style-name="p633-1-2">고시 </text:span><text:span text:style-name="p633-1-3">➡ </text:span><text:span text:style-name="p633-1-4">공고문서</text:span></text:p>
      <text:p text:style-name="Paragraph-634"><text:span text:style-name="p634-1-1">4. 다</text:span></text:p>
      <text:p text:style-name="Paragraph-635"><text:span text:style-name="p635-1-1">㉮. </text:span><text:span text:style-name="p635-1-2">명령서, 회보 </text:span><text:span text:style-name="p635-1-3">➡ </text:span><text:span text:style-name="p635-1-4">연도별 일련번호</text:span></text:p>
      <text:p text:style-name="Paragraph-636"><text:span text:style-name="p636-1-1">㉯. </text:span><text:span text:style-name="p636-1-2">고시 </text:span><text:span text:style-name="p636-1-3">➡ </text:span><text:span text:style-name="p636-1-4">연도표시 일련번호</text:span></text:p>
      <text:p text:style-name="Paragraph-637"><text:span text:style-name="p637-1-1">㉱. </text:span><text:span text:style-name="p637-1-2">공고 </text:span><text:span text:style-name="p637-1-3">➡ </text:span><text:span text:style-name="p637-1-4">연도표시 일련번호</text:span></text:p>
      <text:p text:style-name="Paragraph-638"><text:span text:style-name="p638-1-1">5. 라</text:span></text:p>
      <text:p text:style-name="Paragraph-639"><text:span text:style-name="p639-1-1">㉮. </text:span><text:span text:style-name="p639-1-2">B5</text:span><text:span text:style-name="p639-1-3">규격, 가로182</text:span><text:span text:style-name="p639-1-4">mm, </text:span><text:span text:style-name="p639-1-5">세로257</text:span><text:span text:style-name="p639-1-6">mm</text:span></text:p>
      <text:p text:style-name="Paragraph-640"><text:span text:style-name="p640-1-1">㉯. </text:span><text:span text:style-name="p640-1-2">B5</text:span><text:span text:style-name="p640-1-3">규격</text:span></text:p>
      <text:p text:style-name="Paragraph-641"><text:span text:style-name="p641-1-1">㉰. </text:span><text:span text:style-name="p641-1-2">B5</text:span><text:span text:style-name="p641-1-3">규격</text:span></text:p>
      <text:p text:style-name="Paragraph-642"><text:span text:style-name="p642-1-1">6. 라</text:span></text:p>
      <text:p text:style-name="Paragraph-643"><text:span text:style-name="p643-1-1">날인하여야 한다 </text:span><text:span text:style-name="p643-1-2">➡ </text:span><text:span text:style-name="p643-1-3">직인을 찍어야 한다.</text:span></text:p>
      <text:p text:style-name="Paragraph-644"><text:span text:style-name="p644-1-1">7. 나</text:span></text:p>
      <text:p text:style-name="Paragraph-645"><text:span text:style-name="p645-1-1">8. 나</text:span></text:p>
      <text:p text:style-name="Paragraph-646"><text:span text:style-name="p646-1-1">간인용 결재인으로 </text:span><text:span text:style-name="p646-1-2">➡ </text:span><text:span text:style-name="p646-1-3">직인으로</text:span></text:p>
      <text:p text:style-name="Paragraph-647"><text:span text:style-name="p647-1-1">9. 라</text:span></text:p>
      <text:p text:style-name="Paragraph-648"><text:span text:style-name="p648-1-1">왼쪽위 여백 </text:span><text:span text:style-name="p648-1-2">➡ </text:span><text:span text:style-name="p648-1-3">취급란</text:span></text:p>
      <text:p text:style-name="Paragraph-649"><text:span text:style-name="p649-1-1">10. 가</text:span></text:p>
      <text:p text:style-name="Paragraph-650"><text:span text:style-name="p650-1-1">취급란에 </text:span><text:span text:style-name="p650-1-2">➡ </text:span><text:span text:style-name="p650-1-3">왼쪽위의 여백에</text:span></text:p>
      <text:p text:style-name="Paragraph-651"><text:span text:style-name="p651-1-1">11. 가</text:span></text:p>
      <text:p text:style-name="Paragraph-652"><text:span text:style-name="p652-1-1">12. 라</text:span></text:p>
      <text:p text:style-name="Paragraph-653"><text:span text:style-name="p653-1-1">발신처란 </text:span><text:span text:style-name="p653-1-2">➡ </text:span><text:span text:style-name="p653-1-3">수신처란</text:span></text:p>
      <text:p text:style-name="Paragraph-654"><text:span text:style-name="p654-1-1">13. 다</text:span></text:p>
      <text:p text:style-name="Paragraph-655"><text:span text:style-name="p655-1-1">연도표시 일련번호 </text:span><text:span text:style-name="p655-1-2">➡ </text:span><text:span text:style-name="p655-1-3">연도별 일련번호</text:span></text:p>
      <text:p text:style-name="Paragraph-656"><text:span text:style-name="p656-1-1">14. 다</text:span></text:p>
      <text:p text:style-name="Paragraph-657"><text:span text:style-name="p657-1-1">㉮. </text:span><text:span text:style-name="p657-1-2">가, 나, 다, 라 </text:span><text:span text:style-name="p657-1-3">➡ </text:span><text:span text:style-name="p657-1-4">둘째항목의 구분</text:span></text:p>
      <text:p text:style-name="Paragraph-658"><text:span text:style-name="p658-1-1">㉯. (1), (2), (3), (4) ➡ </text:span><text:span text:style-name="p658-1-2">셋째항목의 구분</text:span></text:p>
      <text:p text:style-name="Paragraph-659"><text:span text:style-name="p659-1-1">㉱. 1), 2), 3), 4) ➡ </text:span><text:span text:style-name="p659-1-2">다섯째항목의 구분</text:span></text:p>
      <text:p text:style-name="Paragraph-660"><text:span text:style-name="p660-1-1">15. 가</text:span></text:p>
      <text:p text:style-name="Paragraph-661"><text:span text:style-name="p661-1-1">㉯. ①, ②, ③, ④ ➡ </text:span><text:span text:style-name="p661-1-2">일곱째 항목의 구분</text:span></text:p>
      <text:p text:style-name="Paragraph-662"><text:span text:style-name="p662-1-1">㉰. ㉮, ㉯, ㉰, ㉱ ➡ </text:span><text:span text:style-name="p662-1-2">여덟째 항목의 구분</text:span></text:p>
      <text:p text:style-name="Paragraph-663"><text:span text:style-name="p663-1-1">㉱. 1), 2), 3), 4) ➡ </text:span><text:span text:style-name="p663-1-2">다섯째 항목의 구분</text:span></text:p>
      <text:p text:style-name="Paragraph-664"><text:span text:style-name="p664-1-1">16. 나</text:span></text:p>
      <text:p text:style-name="Paragraph-665"><text:span text:style-name="p665-1-1">기본선에서 </text:span><text:span text:style-name="p665-1-2">➡ </text:span><text:span text:style-name="p665-1-3">기본선에서 한자 띄우고</text:span></text:p>
      <text:p text:style-name="Paragraph-666"><text:span text:style-name="p666-1-1">17. 가</text:span></text:p>
      <text:p text:style-name="Paragraph-667"><text:span text:style-name="p667-1-1">필요한 경우에는 이사, 감사 상호간에 문서를 발신할 수 있다. 이경우 두문의 발신기관명은 공단의 명의를 쓴다.</text:span></text:p>
      <text:p text:style-name="Paragraph-668"><text:span text:style-name="p668-1-1">18. 라</text:span></text:p>
      <text:p text:style-name="Paragraph-669"><text:span text:style-name="p669-1-1">간결성(내용이 간단) </text:span><text:span text:style-name="p669-1-2">➡ </text:span><text:span text:style-name="p669-1-3">경제성</text:span></text:p>
      <text:p text:style-name="Paragraph-670"><text:span text:style-name="p670-1-1">19. 다</text:span></text:p>
      <text:p text:style-name="Paragraph-671"><text:span text:style-name="p671-1-1">협조문은 본사부서 상호간에만 사용한다.</text:span></text:p>
      <text:p text:style-name="Paragraph-672"><text:span text:style-name="p672-1-1">20. 나</text:span></text:p>
      <text:p text:style-name="Paragraph-673"><text:span text:style-name="p673-1-1">날인하여야 한다 </text:span><text:span text:style-name="p673-1-2">➡ </text:span><text:span text:style-name="p673-1-3">서명하여야 한다.</text:span></text:p>
      <text:p text:style-name="Paragraph-674"><text:span text:style-name="p674-1-1">21. 가</text:span></text:p>
      <text:p text:style-name="Paragraph-675"><text:span text:style-name="p675-1-1">날인하여야 한다 </text:span><text:span text:style-name="p675-1-2">➡ </text:span><text:span text:style-name="p675-1-3">서명하여야 한다.</text:span></text:p>
      <text:p text:style-name="Paragraph-676"><text:span text:style-name="p676-1-1">22. 라</text:span></text:p>
      <text:p text:style-name="Paragraph-677"><text:span text:style-name="p677-1-1">가, 나, 다항은 전결 또는 대결의 표시를 하지않음</text:span></text:p>
      <text:p text:style-name="Paragraph-678"><text:span text:style-name="p678-1-1">23. 라</text:span></text:p>
      <text:p text:style-name="Paragraph-679"><text:span text:style-name="p679-1-1">결재후 문서등록란을 만들어 등록하여야 한다. </text:span><text:span text:style-name="p679-1-2">➡ </text:span><text:span text:style-name="p679-1-3">문서등록란을 미리 만들어 </text:span></text:p>
      <text:p text:style-name="Paragraph-680"><text:span text:style-name="p680-1-1">결재후 등록하여야 한다.</text:span></text:p>
      <text:p text:style-name="Paragraph-681"><text:span text:style-name="p681-1-1">24. 나</text:span></text:p>
      <text:p text:style-name="Paragraph-682"><text:span text:style-name="p682-1-1">표시하여야 한다 </text:span><text:span text:style-name="p682-1-2">➡ </text:span><text:span text:style-name="p682-1-3">표시하지 아니한다.</text:span></text:p>
      <text:p text:style-name="Paragraph-683"><text:span text:style-name="p683-1-1">25. 나</text:span></text:p>
      <text:p text:style-name="Paragraph-684"><text:span text:style-name="p684-1-1">마지막글자 다음 여백에 </text:span><text:span text:style-name="p684-1-2">➡ </text:span><text:span text:style-name="p684-1-3">마지막글자 위에</text:span></text:p>
      <text:p text:style-name="Paragraph-685"><text:span text:style-name="p685-1-1">26. 다</text:span></text:p>
      <text:p text:style-name="Paragraph-686"><text:span text:style-name="p686-1-1">반드시체신부 규격봉투로 발송하여야 한다 </text:span><text:span text:style-name="p686-1-2">➡ </text:span><text:span text:style-name="p686-1-3">정부의 행정사무용 봉투나 정보통신부 규격봉투로 발송한다.</text:span></text:p>
      <text:p text:style-name="Paragraph-687"><text:span text:style-name="p687-1-1">27. 가</text:span></text:p>
      <text:p text:style-name="Paragraph-688"><text:span text:style-name="p688-1-1">왼쪽여백에 </text:span><text:span text:style-name="p688-1-2">➡ </text:span><text:span text:style-name="p688-1-3">오른쪽여백에</text:span></text:p>
      <text:p text:style-name="Paragraph-689"><text:span text:style-name="p689-1-1">28. 다</text:span></text:p>
      <text:p text:style-name="Paragraph-690"><text:span text:style-name="p690-1-1">왼쪽에 </text:span><text:span text:style-name="p690-1-2">➡ </text:span><text:span text:style-name="p690-1-3">오른쪽에, 위로부터 밑으로 </text:span><text:span text:style-name="p690-1-4">➡ </text:span><text:span text:style-name="p690-1-5">밑으로부터 위로</text:span></text:p>
      <text:p text:style-name="Paragraph-691"><text:span text:style-name="p691-1-1">29. 라</text:span></text:p>
      <text:p text:style-name="Paragraph-692"><text:span text:style-name="p692-1-1">30년</text:span></text:p>
      <text:p text:style-name="Paragraph-693"><text:span text:style-name="p693-1-1">30. 라</text:span></text:p>
      <text:p text:style-name="Paragraph-694"><text:span text:style-name="p694-1-1">30년</text:span></text:p>
      <text:p text:style-name="Paragraph-695"><text:span text:style-name="p695-1-1">31. 가</text:span></text:p>
      <text:p text:style-name="Paragraph-696"><text:span text:style-name="p696-1-1">20년</text:span></text:p>
      <text:p text:style-name="Paragraph-697"><text:span text:style-name="p697-1-1">32. 라</text:span></text:p>
      <text:p text:style-name="Paragraph-698"><text:span text:style-name="p698-1-1">영구</text:span></text:p>
      <text:p text:style-name="Paragraph-699"><text:span text:style-name="p699-1-1">33. 나</text:span></text:p>
      <text:p text:style-name="Paragraph-700"><text:span text:style-name="p700-1-1">5년 </text:span><text:span text:style-name="p700-1-2">➡ 10</text:span><text:span text:style-name="p700-1-3">년</text:span></text:p>
      <text:p text:style-name="Paragraph-701"><text:span text:style-name="p701-1-1">34. 가</text:span></text:p>
      <text:p text:style-name="Paragraph-702"><text:span text:style-name="p702-1-1">5년 </text:span><text:span text:style-name="p702-1-2">➡ 3</text:span><text:span text:style-name="p702-1-3">년</text:span></text:p>
      <text:p text:style-name="Paragraph-703"><text:span text:style-name="p703-1-1">35. 가</text:span></text:p>
      <text:p text:style-name="Paragraph-704"><text:span text:style-name="p704-1-1">기안문서와 동일한 보존기간을 </text:span><text:span text:style-name="p704-1-2">➡ </text:span><text:span text:style-name="p704-1-3">기안문서보다 짧게</text:span></text:p>
      <text:p text:style-name="Paragraph-705"><text:span text:style-name="p705-1-1">36. 다</text:span></text:p>
      <text:p text:style-name="Paragraph-706"><text:span text:style-name="p706-1-1">7일을 초과할 때에는 그 기간을 갱신하여야 한다.</text:span></text:p>
      <text:p text:style-name="Paragraph-707"><text:span text:style-name="p707-1-1">37. 다</text:span></text:p>
      <text:p text:style-name="Paragraph-708"><text:span text:style-name="p708-1-1">38. 가</text:span></text:p>
      <text:p text:style-name="Paragraph-709"><text:span text:style-name="p709-1-1">39. 나</text:span></text:p>
      <text:p text:style-name="Paragraph-710"><text:span text:style-name="p710-1-1">업무기능별 </text:span><text:span text:style-name="p710-1-2">➡ </text:span><text:span text:style-name="p710-1-3">부서별</text:span></text:p>
      <text:p text:style-name="Paragraph-711"><text:span text:style-name="p711-1-1">40. 나</text:span></text:p>
      <text:p text:style-name="Paragraph-712"><text:span text:style-name="p712-1-1">41. 라</text:span></text:p>
      <text:p text:style-name="Paragraph-713"><text:span text:style-name="p713-1-1">사용방법 </text:span><text:span text:style-name="p713-1-2">➡ </text:span><text:span text:style-name="p713-1-3">기재방법</text:span></text:p>
      <text:p text:style-name="Paragraph-714"><text:span text:style-name="p714-1-1">42. 다</text:span></text:p>
      <text:p text:style-name="Paragraph-715"><text:span text:style-name="p715-1-1">사용방법 </text:span><text:span text:style-name="p715-1-2">➡ </text:span><text:span text:style-name="p715-1-3">기재방법</text:span></text:p>
      <text:p text:style-name="Paragraph-716"><text:span text:style-name="p716-1-1">43. 다</text:span></text:p>
      <text:p text:style-name="Paragraph-717"><text:span text:style-name="p717-1-1">가, 나, 라항은 발간등록 제외 간행물임</text:span></text:p>
      <text:p text:style-name="Paragraph-718"><text:span text:style-name="p718-1-1">44. 나</text:span></text:p>
      <text:p text:style-name="Paragraph-719"><text:span text:style-name="p719-1-1">소분류 기호 </text:span><text:span text:style-name="p719-1-2">➡ </text:span><text:span text:style-name="p719-1-3">대분류 기호</text:span></text:p>
      <text:p text:style-name="Paragraph-720"><text:span text:style-name="p720-1-1">45. 다</text:span></text:p>
      <text:p text:style-name="Paragraph-721"/>
      <text:p text:style-name="Paragraph-722"/>
      <text:p text:style-name="Paragraph-723"/>
      <text:p text:style-name="Paragraph-724"/>
      <text:p text:style-name="Paragraph-725"/>
      <text:p text:style-name="Paragraph-726"/>
      <text:p text:style-name="Paragraph-727"/>
      <text:p text:style-name="Paragraph-728"/>
      <text:p text:style-name="Paragraph-729"/>
      <text:p text:style-name="Paragraph-730"/>
      <text:p text:style-name="Paragraph-731"/>
      <text:p text:style-name="Paragraph-732"/>
      <text:p text:style-name="Paragraph-733"/>
      <text:p text:style-name="Paragraph-734"/>
      <text:p text:style-name="Paragraph-735"/>
      <text:p text:style-name="Paragraph-736"><text:span text:style-name="p736-1-1">[</text:span><text:span text:style-name="p736-1-2">보수규정 답안</text:span><text:span text:style-name="p736-1-3">]</text:span></text:p>
      <text:p text:style-name="Paragraph-737"><text:span text:style-name="p737-1-1">1. 라</text:span></text:p>
      <text:p text:style-name="Paragraph-738"><text:span text:style-name="p738-1-1">을 말한다 </text:span><text:span text:style-name="p738-1-2">➡ </text:span><text:span text:style-name="p738-1-3">과 사유가 발생한날 이전 1년간에 지급된 상여수당, 년월차수당, </text:span></text:p>
      <text:p text:style-name="Paragraph-739"><text:span text:style-name="p739-1-1">가계지원비 효도휴가비를 12등분하여 합산한 금액을 말한다.</text:span></text:p>
      <text:p text:style-name="Paragraph-740"><text:span text:style-name="p740-1-1">다만 산출된 금액이 통상임금보다 적을 경우에는 그 통상임금을 평균임금으로 한다</text:span><text:span text:style-name="p740-1-2">.</text:span></text:p>
      <text:p text:style-name="Paragraph-741"><text:span text:style-name="p741-1-1">2. 라</text:span></text:p>
      <text:p text:style-name="Paragraph-742"><text:span text:style-name="p742-1-1">상여수당 </text:span><text:span text:style-name="p742-1-2">➡ </text:span><text:span text:style-name="p742-1-3">상여수당은 통상임금에 포함되지 않음</text:span></text:p>
      <text:p text:style-name="Paragraph-743"><text:span text:style-name="p743-1-1">3. 라</text:span></text:p>
      <text:p text:style-name="Paragraph-744"><text:span text:style-name="p744-1-1">4. 라</text:span></text:p>
      <text:p text:style-name="Paragraph-745"><text:span text:style-name="p745-1-1">면직월 보수 전액을 지급한다 </text:span><text:span text:style-name="p745-1-2">➡ </text:span><text:span text:style-name="p745-1-3">발령일까지 일할 계산한다.</text:span></text:p>
      <text:p text:style-name="Paragraph-746"><text:span text:style-name="p746-1-1">5. 다</text:span></text:p>
      <text:p text:style-name="Paragraph-747"><text:span text:style-name="p747-1-1">발령일 현재의 기본급을 지급한다 </text:span><text:span text:style-name="p747-1-2">➡ </text:span><text:span text:style-name="p747-1-3">기본급의 85%만을 지급한다.</text:span></text:p>
      <text:p text:style-name="Paragraph-748"><text:span text:style-name="p748-1-1">6. 다</text:span></text:p>
      <text:p text:style-name="Paragraph-749"><text:span text:style-name="p749-1-1">기본급의 85%을 지급한다 </text:span><text:span text:style-name="p749-1-2">➡ </text:span><text:span text:style-name="p749-1-3">기본급을 지급한다.</text:span></text:p>
      <text:p text:style-name="Paragraph-750"><text:span text:style-name="p750-1-1">7. 라</text:span></text:p>
      <text:p text:style-name="Paragraph-751"><text:span text:style-name="p751-1-1">8. 라</text:span></text:p>
      <text:p text:style-name="Paragraph-752"><text:span text:style-name="p752-1-1">9. 다</text:span></text:p>
      <text:p text:style-name="Paragraph-753"><text:span text:style-name="p753-1-1">월 보수액 이상을 지급할 수 있다 </text:span><text:span text:style-name="p753-1-2">➡ </text:span><text:span text:style-name="p753-1-3">월 보수액의 한도내에서 지급할 수 있다.</text:span></text:p>
      <text:p text:style-name="Paragraph-754"><text:span text:style-name="p754-1-1">10. 다</text:span></text:p>
      <text:p text:style-name="Paragraph-755"><text:span text:style-name="p755-1-1">날이 속하는 달의 </text:span><text:span text:style-name="p755-1-2">➡ </text:span><text:span text:style-name="p755-1-3">경력의 전력조회가 완료된 날에 속하는 달의</text:span></text:p>
      <text:p text:style-name="Paragraph-756"><text:span text:style-name="p756-1-1">11. 나</text:span></text:p>
      <text:p text:style-name="Paragraph-757"><text:span text:style-name="p757-1-1">12. 라</text:span></text:p>
      <text:p text:style-name="Paragraph-758"><text:span text:style-name="p758-1-1">경과한자 </text:span><text:span text:style-name="p758-1-2">➡ </text:span><text:span text:style-name="p758-1-3">경과되지 아니한자, </text:span><text:span text:style-name="p758-1-4">㉰. 3</text:span><text:span text:style-name="p758-1-5">개월이 경과한자 </text:span><text:span text:style-name="p758-1-6">➡ 6</text:span><text:span text:style-name="p758-1-7">개월이 경과되지 아니한자</text:span></text:p>
      <text:p text:style-name="Paragraph-759"><text:span text:style-name="p759-1-1">13. 다</text:span></text:p>
      <text:p text:style-name="Paragraph-760"><text:span text:style-name="p760-1-1">1년 </text:span><text:span text:style-name="p760-1-2">➡ 1</text:span><text:span text:style-name="p760-1-3">년 3월</text:span></text:p>
      <text:p text:style-name="Paragraph-761"><text:span text:style-name="p761-1-1">14. 라</text:span></text:p>
      <text:p text:style-name="Paragraph-762"><text:span text:style-name="p762-1-1">1년 경과한 때 </text:span><text:span text:style-name="p762-1-2">➡ 2</text:span><text:span text:style-name="p762-1-3">년 경과한 때</text:span></text:p>
      <text:p text:style-name="Paragraph-763"><text:span text:style-name="p763-1-1">15. 라</text:span></text:p>
      <text:p text:style-name="Paragraph-764"><text:span text:style-name="p764-1-1">다음 정기호봉승급시기에 승급시킨다 </text:span><text:span text:style-name="p764-1-2">➡ </text:span><text:span text:style-name="p764-1-3">다음달 1일자로 승급시킨다.</text:span></text:p>
      <text:p text:style-name="Paragraph-765"><text:span text:style-name="p765-1-1">16. 라</text:span></text:p>
      <text:p text:style-name="Paragraph-766"><text:span text:style-name="p766-1-1">절사한다 </text:span><text:span text:style-name="p766-1-2">➡ </text:span><text:span text:style-name="p766-1-3">절상한다. </text:span><text:span text:style-name="p766-1-4">㉮. </text:span><text:span text:style-name="p766-1-5">월 미만의 교육일수는 일할계산하여 지급</text:span></text:p>
      <text:p text:style-name="Paragraph-767"><text:span text:style-name="p767-1-1">17. 라</text:span></text:p>
      <text:p text:style-name="Paragraph-768"><text:span text:style-name="p768-1-1">정년에 달할 때까지 징계, 휴직, 직위해제에 의한 승급제한에 의하지 않고는 계속 승급한다 </text:span><text:span text:style-name="p768-1-2">➡ </text:span><text:span text:style-name="p768-1-3">최고호봉(40)호봉에 도달하였을 때에는 승급하지 아니한다.</text:span></text:p>
      <text:p text:style-name="Paragraph-769"><text:span text:style-name="p769-1-1">18. 라</text:span></text:p>
      <text:p text:style-name="Paragraph-770"><text:span text:style-name="p770-1-1">산입하지 아니한다 </text:span><text:span text:style-name="p770-1-2">➡ </text:span><text:span text:style-name="p770-1-3">산입한다.</text:span></text:p>
      <text:p text:style-name="Paragraph-771"><text:span text:style-name="p771-1-1">19. 다</text:span></text:p>
      <text:p text:style-name="Paragraph-772"><text:span text:style-name="p772-1-1">감봉처분을 받은날로부터 </text:span><text:span text:style-name="p772-1-2">➡ </text:span><text:span text:style-name="p772-1-3">감봉처분의 집행이 종료된 날로부터</text:span></text:p>
      <text:p text:style-name="Paragraph-773"><text:span text:style-name="p773-1-1">20. 가</text:span></text:p>
      <text:p text:style-name="Paragraph-774"><text:span text:style-name="p774-1-1">월 40,000 </text:span><text:span text:style-name="p774-1-2">➡ </text:span><text:span text:style-name="p774-1-3">월 45,000원</text:span></text:p>
      <text:p text:style-name="Paragraph-775"><text:span text:style-name="p775-1-1">21. 나</text:span></text:p>
      <text:p text:style-name="Paragraph-776"><text:span text:style-name="p776-1-1">기본급의 500% </text:span><text:span text:style-name="p776-1-2">➡ </text:span><text:span text:style-name="p776-1-3">기본급 교통공단수당 포함의 500%</text:span></text:p>
      <text:p text:style-name="Paragraph-777"><text:span text:style-name="p777-1-1">기본급의 150%이내 </text:span><text:span text:style-name="p777-1-2">➡ </text:span><text:span text:style-name="p777-1-3">기본급 교통공단수당 포함의 150%이내</text:span></text:p>
      <text:p text:style-name="머리말_신명조9_"><text:span text:style-name="p778-1-1">* ㉮. </text:span><text:span text:style-name="p778-1-2">기사2급 -&gt; 월 30,000원, 기능장</text:span><text:span text:style-name="p778-1-3">~</text:span><text:span text:style-name="p778-1-4">기능사보 -&gt; 월 25,000원</text:span></text:p>
      <text:p text:style-name="머리말_신명조9_"><text:span text:style-name="p779-1-1">22. 가</text:span></text:p>
      <text:p text:style-name="머리말_신명조9_"><text:span text:style-name="p780-1-1">1.5 ➡ 0.5</text:span></text:p>
      <text:p text:style-name="머리말_신명조9_"><text:span text:style-name="p781-1-1">23. 라</text:span></text:p>
      <text:p text:style-name="머리말_신명조9_"><text:span text:style-name="p782-1-1">휴일근무시간 </text:span><text:span text:style-name="p782-1-2">➡ </text:span><text:span text:style-name="p782-1-3">초과근무시간</text:span></text:p>
      <text:p text:style-name="머리말_신명조9_"><text:span text:style-name="p783-1-1">24. 다</text:span></text:p>
      <text:p text:style-name="머리말_신명조9_"><text:span text:style-name="p784-1-1">월 50,000원 </text:span><text:span text:style-name="p784-1-2">➡ </text:span><text:span text:style-name="p784-1-3">월 45,000원</text:span></text:p>
      <text:p text:style-name="머리말_신명조9_"><text:span text:style-name="p785-1-1">25. 라</text:span></text:p>
      <text:p text:style-name="머리말_신명조9_"><text:span text:style-name="p786-1-1">월 60,000원 </text:span><text:span text:style-name="p786-1-2">➡ </text:span><text:span text:style-name="p786-1-3">월 50,000원</text:span></text:p>
      <text:p text:style-name="머리말_신명조9_"><text:span text:style-name="p787-1-1">26. 가</text:span></text:p>
      <text:p text:style-name="머리말_신명조9_"><text:span text:style-name="p788-1-1">월 70,000원 </text:span><text:span text:style-name="p788-1-2">➡ </text:span><text:span text:style-name="p788-1-3">월 80,000원</text:span></text:p>
      <text:p text:style-name="머리말_신명조9_"><text:span text:style-name="p789-1-1">27. 가</text:span></text:p>
      <text:p text:style-name="머리말_신명조9_"><text:span text:style-name="p790-1-1">80%</text:span></text:p>
      <text:p text:style-name="머리말_신명조9_"><text:span text:style-name="p791-1-1">28. 라</text:span></text:p>
      <text:p text:style-name="머리말_신명조9_"><text:span text:style-name="p792-1-1">29. 나</text:span></text:p>
      <text:p text:style-name="머리말_신명조9_"><text:span text:style-name="p793-1-1">30. 나</text:span></text:p>
      <text:p text:style-name="머리말_신명조9_"><text:span text:style-name="p794-1-1">31. 나</text:span></text:p>
      <text:p text:style-name="머리말_신명조9_"><text:span text:style-name="p795-1-1">32. 다</text:span></text:p>
      <text:p text:style-name="머리말_신명조9_"><text:span text:style-name="p796-1-1">반드시 면직월보수 전액을 지급하여야 한다.(</text:span><text:span text:style-name="p796-1-2">×)</text:span></text:p>
      <text:p text:style-name="머리말_신명조9_"><text:span text:style-name="p797-1-1">(일할 계산지급의 경우도 있음)</text:span></text:p>
      <text:p text:style-name="머리말_신명조9_"><text:span text:style-name="p798-1-1">33. 다 </text:span><text:span text:style-name="p798-1-2">금액을 말한다</text:span><text:span text:style-name="p798-1-3">→</text:span><text:span text:style-name="p798-1-4">금액에 기본가산금을 합산하여 산출된 금액을 말한다.</text:span></text:p>
      <text:p text:style-name="머리말_신명조9_"><text:span text:style-name="p799-1-1">34. 다 </text:span><text:span text:style-name="p799-1-2">부이사장, 이사 및 직원의 연봉계약은 이사장이 체결한다.</text:span></text:p>
      <text:p text:style-name="머리말_신명조9_"><text:span text:style-name="p800-1-1">35. 나 </text:span><text:span text:style-name="p800-1-2">기준기본액의 입금</text:span><text:span text:style-name="p800-1-3">→</text:span><text:span text:style-name="p800-1-4">기준기본급과 기본가산급을 합산한 금액</text:span></text:p>
      <text:p text:style-name="머리말_신명조9_"><text:span text:style-name="p801-1-1">36. 가</text:span></text:p>
      <text:p text:style-name="머리말_신명조9_"><text:span text:style-name="p802-1-1">37. 라</text:span></text:p>
      <text:p text:style-name="머리말_신명조9_"><text:span text:style-name="p803-1-1">38. 라</text:span></text:p>
      <text:p text:style-name="머리말_신명조9_"><text:span text:style-name="p804-1-1">39. 라</text:span></text:p>
      <text:p text:style-name="머리말_신명조9_"><text:span text:style-name="p805-1-1">40. 나 </text:span><text:span text:style-name="p805-1-2">최저호봉의</text:span><text:span text:style-name="p805-1-3">→13</text:span><text:span text:style-name="p805-1-4">호봉의</text:span></text:p>
      <text:p text:style-name="머리말_신명조9_"><text:span text:style-name="p806-1-1">41. 다</text:span></text:p>
      <text:p text:style-name="머리말_신명조9_"><text:span text:style-name="p807-1-1">42. 라</text:span></text:p>
      <text:p text:style-name="Paragraph-808"><text:span text:style-name="p808-1-1">[</text:span><text:span text:style-name="p808-1-2">인사규정 답안</text:span><text:span text:style-name="p808-1-3">]</text:span></text:p>
      <text:p text:style-name="Paragraph-809"/>
      <text:p text:style-name="Paragraph-810"><text:span text:style-name="p810-1-1">1. 가</text:span></text:p>
      <text:p text:style-name="Paragraph-811"><text:span text:style-name="p811-1-1">“</text:span><text:span text:style-name="p811-1-2">직위</text:span><text:span text:style-name="p811-1-3">”</text:span><text:span text:style-name="p811-1-4">라 함은 </text:span><text:span text:style-name="p811-1-5">➡ “</text:span><text:span text:style-name="p811-1-6">보직</text:span><text:span text:style-name="p811-1-7">”</text:span><text:span text:style-name="p811-1-8">이라 함은</text:span></text:p>
      <text:p text:style-name="Paragraph-812"><text:span text:style-name="p812-1-1">2. 라</text:span></text:p>
      <text:p text:style-name="Paragraph-813"><text:span text:style-name="p813-1-1">㉮. “</text:span><text:span text:style-name="p813-1-2">직급</text:span><text:span text:style-name="p813-1-3">”</text:span><text:span text:style-name="p813-1-4">이라 함은 </text:span><text:span text:style-name="p813-1-5">➡ “</text:span><text:span text:style-name="p813-1-6">직렬</text:span><text:span text:style-name="p813-1-7">”</text:span><text:span text:style-name="p813-1-8">이라 함은</text:span></text:p>
      <text:p text:style-name="Paragraph-814"><text:span text:style-name="p814-1-1">㉯. “</text:span><text:span text:style-name="p814-1-2">전보</text:span><text:span text:style-name="p814-1-3">”</text:span><text:span text:style-name="p814-1-4">라 함은 </text:span><text:span text:style-name="p814-1-5">➡ “</text:span><text:span text:style-name="p814-1-6">전직</text:span><text:span text:style-name="p814-1-7">”</text:span><text:span text:style-name="p814-1-8">이라 함은</text:span></text:p>
      <text:p text:style-name="Paragraph-815"><text:span text:style-name="p815-1-1">㉰. “</text:span><text:span text:style-name="p815-1-2">보직</text:span><text:span text:style-name="p815-1-3">”</text:span><text:span text:style-name="p815-1-4">이라 함은 </text:span><text:span text:style-name="p815-1-5">➡ “</text:span><text:span text:style-name="p815-1-6">직위</text:span><text:span text:style-name="p815-1-7">”</text:span><text:span text:style-name="p815-1-8">라 함은</text:span></text:p>
      <text:p text:style-name="Paragraph-816"><text:span text:style-name="p816-1-1">3. 가</text:span></text:p>
      <text:p text:style-name="Paragraph-817"><text:span text:style-name="p817-1-1">동일직급 </text:span><text:span text:style-name="p817-1-2">➡ </text:span><text:span text:style-name="p817-1-3">하위직급</text:span></text:p>
      <text:p text:style-name="Paragraph-818"><text:span text:style-name="p818-1-1">4. 라</text:span></text:p>
      <text:p text:style-name="Paragraph-819"><text:span text:style-name="p819-1-1">“</text:span><text:span text:style-name="p819-1-2">전직</text:span><text:span text:style-name="p819-1-3">”</text:span><text:span text:style-name="p819-1-4">이라 함은 </text:span><text:span text:style-name="p819-1-5">➡ “</text:span><text:span text:style-name="p819-1-6">전보</text:span><text:span text:style-name="p819-1-7">”</text:span><text:span text:style-name="p819-1-8">라 함은</text:span></text:p>
      <text:p text:style-name="Paragraph-820"><text:span text:style-name="p820-1-1">5. 가</text:span></text:p>
      <text:p text:style-name="Paragraph-821"><text:span text:style-name="p821-1-1">공단발전에 기여하는 인재를 확보함을 목적으로 한다. </text:span><text:span text:style-name="p821-1-2">➡ </text:span><text:span text:style-name="p821-1-3">합리적이고 능률적인 직무를 수행케함을 목적으로 한다.</text:span></text:p>
      <text:p text:style-name="Paragraph-822"><text:span text:style-name="p822-1-1">라. 임용권의 일부를 위임받아 행한부서장은 이를 지체없이 이사장에게 보고하여야 한다. -시행내규의 내용-</text:span></text:p>
      <text:p text:style-name="Paragraph-823"><text:span text:style-name="p823-1-1">6. 나</text:span></text:p>
      <text:p text:style-name="Paragraph-824"><text:span text:style-name="p824-1-1">7. 라</text:span></text:p>
      <text:p text:style-name="Paragraph-825"><text:span text:style-name="p825-1-1">8. 다</text:span></text:p>
      <text:p text:style-name="Paragraph-826"><text:span text:style-name="p826-1-1">9. 가</text:span></text:p>
      <text:p text:style-name="Paragraph-827"><text:span text:style-name="p827-1-1">직종별 </text:span><text:span text:style-name="p827-1-2">➡ </text:span><text:span text:style-name="p827-1-3">직렬별</text:span></text:p>
      <text:p text:style-name="Paragraph-828"><text:span text:style-name="p828-1-1">10. 나</text:span></text:p>
      <text:p text:style-name="Paragraph-829"><text:span text:style-name="p829-1-1">5인이상 8인이하 </text:span><text:span text:style-name="p829-1-2">➡ 5</text:span><text:span text:style-name="p829-1-3">인이상 7인이하</text:span></text:p>
      <text:p text:style-name="Paragraph-830"><text:span text:style-name="p830-1-1">11. 라</text:span></text:p>
      <text:p text:style-name="Paragraph-831"><text:span text:style-name="p831-1-1">12. 다</text:span></text:p>
      <text:p text:style-name="Paragraph-832"><text:span text:style-name="p832-1-1">과장급 이상 </text:span><text:span text:style-name="p832-1-2">➡ 3</text:span><text:span text:style-name="p832-1-3">급이상</text:span></text:p>
      <text:p text:style-name="Paragraph-833"><text:span text:style-name="p833-1-1">13. 가</text:span></text:p>
      <text:p text:style-name="Paragraph-834"><text:span text:style-name="p834-1-1">부위원장은 인사담당처장 </text:span><text:span text:style-name="p834-1-2">➡ </text:span><text:span text:style-name="p834-1-3">부위원장은 인사담당이사</text:span></text:p>
      <text:p text:style-name="Paragraph-835"><text:span text:style-name="p835-1-1">14. 가</text:span></text:p>
      <text:p text:style-name="Paragraph-836"><text:span text:style-name="p836-1-1">부위원장은 </text:span><text:span text:style-name="p836-1-2">➡ </text:span><text:span text:style-name="p836-1-3">임원을 제외한 위원은</text:span></text:p>
      <text:p text:style-name="Paragraph-837"><text:span text:style-name="p837-1-1">15. 라</text:span></text:p>
      <text:p text:style-name="Paragraph-838"><text:span text:style-name="p838-1-1">이사전원, 감사는 이사가 아님</text:span></text:p>
      <text:p text:style-name="Paragraph-839"><text:span text:style-name="p839-1-1">16. 나</text:span></text:p>
      <text:p text:style-name="Paragraph-840"><text:span text:style-name="p840-1-1">인사부장은 인사위원회의 간사임</text:span></text:p>
      <text:p text:style-name="Paragraph-841"><text:span text:style-name="p841-1-1">17. 라</text:span></text:p>
      <text:p text:style-name="Paragraph-842"><text:span text:style-name="p842-1-1">이사장과 감사의 요구 </text:span><text:span text:style-name="p842-1-2">➡ </text:span><text:span text:style-name="p842-1-3">이사장의 요구</text:span></text:p>
      <text:p text:style-name="Paragraph-843"><text:span text:style-name="p843-1-1">18. 가</text:span></text:p>
      <text:p text:style-name="Paragraph-844"><text:span text:style-name="p844-1-1">위원장은 부이사장이 </text:span><text:span text:style-name="p844-1-2">➡ </text:span><text:span text:style-name="p844-1-3">위원장은 인사담당이사(기획이사)가</text:span></text:p>
      <text:p text:style-name="Paragraph-845"><text:span text:style-name="p845-1-1">19. 가</text:span></text:p>
      <text:p text:style-name="Paragraph-846"><text:span text:style-name="p846-1-1">20. 라</text:span></text:p>
      <text:p text:style-name="Paragraph-847"><text:span text:style-name="p847-1-1">21. 라</text:span></text:p>
      <text:p text:style-name="Paragraph-848"><text:span text:style-name="p848-1-1">22. 라</text:span></text:p>
      <text:p text:style-name="Paragraph-849"><text:span text:style-name="p849-1-1">3개월 이상 </text:span><text:span text:style-name="p849-1-2">➡ 6</text:span><text:span text:style-name="p849-1-3">개월 이상</text:span></text:p>
      <text:p text:style-name="Paragraph-850"><text:span text:style-name="p850-1-1">23. 다</text:span></text:p>
      <text:p text:style-name="Paragraph-851"><text:span text:style-name="p851-1-1">24. 다</text:span></text:p>
      <text:p text:style-name="Paragraph-852"><text:span text:style-name="p852-1-1">3개월이상 </text:span><text:span text:style-name="p852-1-2">➡ 6</text:span><text:span text:style-name="p852-1-3">개월이상</text:span></text:p>
      <text:p text:style-name="Paragraph-853"><text:span text:style-name="p853-1-1">25. 라</text:span></text:p>
      <text:p text:style-name="Paragraph-854"><text:span text:style-name="p854-1-1">26. 다</text:span></text:p>
      <text:p text:style-name="Paragraph-855"><text:span text:style-name="p855-1-1">3년이내 </text:span><text:span text:style-name="p855-1-2">➡ 2</text:span><text:span text:style-name="p855-1-3">년이내, </text:span><text:span text:style-name="p855-1-4">㉮. 2</text:span><text:span text:style-name="p855-1-5">년이상이므로 3년이상은 당연히 해당됨.</text:span></text:p>
      <text:p text:style-name="Paragraph-856"><text:span text:style-name="p856-1-1">27. 라</text:span></text:p>
      <text:p text:style-name="Paragraph-857"><text:span text:style-name="p857-1-1">연구실적이 2년 </text:span><text:span text:style-name="p857-1-2">➡ </text:span><text:span text:style-name="p857-1-3">연구실적이 3년</text:span></text:p>
      <text:p text:style-name="Paragraph-858"><text:span text:style-name="p858-1-1">28. 다</text:span></text:p>
      <text:p text:style-name="Paragraph-859"><text:span text:style-name="p859-1-1">35세이하 </text:span><text:span text:style-name="p859-1-2">➡ 40</text:span><text:span text:style-name="p859-1-3">세이하</text:span></text:p>
      <text:p text:style-name="Paragraph-860"><text:span text:style-name="p860-1-1">29. 라</text:span></text:p>
      <text:p text:style-name="Paragraph-861"><text:span text:style-name="p861-1-1">해당직급의 정년범위내의 연령으로 한다, </text:span><text:span text:style-name="p861-1-2">➡ </text:span><text:span text:style-name="p861-1-3">직급별 신규임용의 연령제한에 의한다</text:span><text:span text:style-name="p861-1-4">.</text:span></text:p>
      <text:p text:style-name="Paragraph-862"><text:span text:style-name="p862-1-1">30. 라</text:span></text:p>
      <text:p text:style-name="Paragraph-863"><text:span text:style-name="p863-1-1">해당직급의 정년범위내의 연령으로 한다, </text:span><text:span text:style-name="p863-1-2">➡ </text:span><text:span text:style-name="p863-1-3">직급별 신규임용의 연령제한에 의한</text:span><text:span text:style-name="p863-1-4">다.</text:span></text:p>
      <text:p text:style-name="Paragraph-864"><text:span text:style-name="p864-1-1">31. 라</text:span></text:p>
      <text:p text:style-name="Paragraph-865"><text:span text:style-name="p865-1-1">퇴직한직원을 퇴직한 날로부터 2년이내에 재임용하는 경우와 별정직 및 고용직으로 임용하는 경우 그리고 다른법령의 규정에 의하여 특별 임용하는 경우에는 단서조항으로 그러하지 아니하다.</text:span></text:p>
      <text:p text:style-name="Paragraph-866"><text:span text:style-name="p866-1-1">32. 다</text:span></text:p>
      <text:p text:style-name="Paragraph-867"><text:span text:style-name="p867-1-1">33. 라</text:span></text:p>
      <text:p text:style-name="Paragraph-868"><text:span text:style-name="p868-1-1">파산자로서 복권이 되지아니한 경우만 결격사유에 해당됨</text:span></text:p>
      <text:p text:style-name="Paragraph-869"><text:span text:style-name="p869-1-1">본문의 내용중 면직시킬수 있다 </text:span><text:span text:style-name="p869-1-2">➡ </text:span><text:span text:style-name="p869-1-3">직원으로 임용할 수 없는 결격사유는 전부해당됨을 유의</text:span></text:p>
      <text:p text:style-name="Paragraph-870"><text:span text:style-name="p870-1-1">34. 나</text:span></text:p>
      <text:p text:style-name="Paragraph-871"><text:span text:style-name="p871-1-1">임용전 교육기간을 포함하지 않는다 </text:span><text:span text:style-name="p871-1-2">➡ </text:span><text:span text:style-name="p871-1-3">임용전 교육기간을 포함한다.</text:span></text:p>
      <text:p text:style-name="Paragraph-872"><text:span text:style-name="p872-1-1">35. 나</text:span></text:p>
      <text:p text:style-name="Paragraph-873"><text:span text:style-name="p873-1-1">3년 </text:span><text:span text:style-name="p873-1-2">➡ 2</text:span><text:span text:style-name="p873-1-3">년</text:span></text:p>
      <text:p text:style-name="Paragraph-874"><text:span text:style-name="p874-1-1">36. 라</text:span></text:p>
      <text:p text:style-name="Paragraph-875"><text:span text:style-name="p875-1-1">파산자로서 복권이 되지아니한 경우만 결격사유에 해당됨</text:span></text:p>
      <text:p text:style-name="Paragraph-876"><text:span text:style-name="p876-1-1">37. 다</text:span></text:p>
      <text:p text:style-name="Paragraph-877"><text:span text:style-name="p877-1-1">38. 나</text:span></text:p>
      <text:p text:style-name="Paragraph-878"><text:span text:style-name="p878-1-1">39. 다</text:span></text:p>
      <text:p text:style-name="Paragraph-879"><text:span text:style-name="p879-1-1">필요에 따라 1년범위내 연장가능</text:span></text:p>
      <text:p text:style-name="Paragraph-880"><text:span text:style-name="p880-1-1">40. 나</text:span></text:p>
      <text:p text:style-name="Paragraph-881"><text:span text:style-name="p881-1-1">6월이상의 근무실적 </text:span><text:span text:style-name="p881-1-2">➡ 1</text:span><text:span text:style-name="p881-1-3">년이상의 근무실적</text:span></text:p>
      <text:p text:style-name="Paragraph-882"><text:span text:style-name="p882-1-1">41. 다</text:span></text:p>
      <text:p text:style-name="Paragraph-883"><text:span text:style-name="p883-1-1">결원의 범위내에서임용 </text:span><text:span text:style-name="p883-1-2">➡ </text:span><text:span text:style-name="p883-1-3">결원의 3배수 범위내에서 임용</text:span></text:p>
      <text:p text:style-name="Paragraph-884"><text:span text:style-name="p884-1-1">42. 라</text:span></text:p>
      <text:p text:style-name="Paragraph-885"><text:span text:style-name="p885-1-1">불가피한 사정으로 </text:span><text:span text:style-name="p885-1-2">➡ </text:span><text:span text:style-name="p885-1-3">불가피한 사정이외의 사유로</text:span></text:p>
      <text:p text:style-name="Paragraph-886"><text:span text:style-name="p886-1-1">라. </text:span><text:span text:style-name="p886-1-2">➡ </text:span><text:span text:style-name="p886-1-3">이경우는 임용후보자 자격을 상실하지 않음</text:span></text:p>
      <text:p text:style-name="Paragraph-887"><text:span text:style-name="p887-1-1">43. 가</text:span></text:p>
      <text:p text:style-name="Paragraph-888"><text:span text:style-name="p888-1-1">본인의 동의없이 </text:span><text:span text:style-name="p888-1-2">➡ </text:span><text:span text:style-name="p888-1-3">본인의 동의를 얻어</text:span></text:p>
      <text:p text:style-name="Paragraph-889"><text:span text:style-name="p889-1-1">44. 다</text:span></text:p>
      <text:p text:style-name="Paragraph-890"><text:span text:style-name="p890-1-1">3개월이내 </text:span><text:span text:style-name="p890-1-2">➡ 2</text:span><text:span text:style-name="p890-1-3">개월이내</text:span></text:p>
      <text:p text:style-name="Paragraph-891"><text:span text:style-name="p891-1-1">45. 나</text:span></text:p>
      <text:p text:style-name="Paragraph-892"><text:span text:style-name="p892-1-1">46. 다</text:span></text:p>
      <text:p text:style-name="Paragraph-893"><text:span text:style-name="p893-1-1">47. 나</text:span></text:p>
      <text:p text:style-name="Paragraph-894"><text:span text:style-name="p894-1-1">다른법령의 규정에의하여 특별임용할 때에는(</text:span><text:span text:style-name="p894-1-2">X) </text:span><text:span text:style-name="p894-1-3">➡ </text:span><text:span text:style-name="p894-1-4">다른법령의 규정에의하여 특별임용할 때에는 예외임</text:span></text:p>
      <text:p text:style-name="Paragraph-895"><text:span text:style-name="p895-1-1">48. 라</text:span></text:p>
      <text:p text:style-name="Paragraph-896"><text:span text:style-name="p896-1-1">그최초 직위에 임용된 날로부터 1년이내에는 다른직위에 임용될 수 없다.</text:span></text:p>
      <text:p text:style-name="Paragraph-897"><text:span text:style-name="p897-1-1">49. 라</text:span></text:p>
      <text:p text:style-name="Paragraph-898"><text:span text:style-name="p898-1-1">전보제한 기간에 관계없이 전보할 수 있다 </text:span><text:span text:style-name="p898-1-2">➡  </text:span><text:span text:style-name="p898-1-3">그최초 직위에 임용된 날로부터 1년이내에는 다른직위에 임용될 수 없다.</text:span></text:p>
      <text:p text:style-name="Paragraph-899"><text:span text:style-name="p899-1-1">50. 다</text:span></text:p>
      <text:p text:style-name="Paragraph-900"><text:span text:style-name="p900-1-1">수습기간이 경과되어야 전보할 수 있다 </text:span><text:span text:style-name="p900-1-2">➡ </text:span><text:span text:style-name="p900-1-3">전보제한 기간에 관계없이 전보할수 있다</text:span></text:p>
      <text:p text:style-name="Paragraph-901"><text:span text:style-name="p901-1-1">51. 라</text:span></text:p>
      <text:p text:style-name="Paragraph-902"><text:span text:style-name="p902-1-1">승진시험에 의하지 아니하고 인사위원회의 심의를 거쳐 특별승진 임용할 수 있다.</text:span><text:span text:style-name="p902-1-2">→ </text:span><text:span text:style-name="p902-1-3">승진시험에 의하여야 한다.</text:span></text:p>
      <text:p text:style-name="Paragraph-903"><text:span text:style-name="p903-1-1">52. 나</text:span></text:p>
      <text:p text:style-name="Paragraph-904"><text:span text:style-name="p904-1-1">3개월이상 </text:span><text:span text:style-name="p904-1-2">➡ 6</text:span><text:span text:style-name="p904-1-3">개월이상</text:span></text:p>
      <text:p text:style-name="Paragraph-905"><text:span text:style-name="p905-1-1">53. 다</text:span></text:p>
      <text:p text:style-name="Paragraph-906"><text:span text:style-name="p906-1-1">54. 라</text:span></text:p>
      <text:p text:style-name="Paragraph-907"><text:span text:style-name="p907-1-1">6개월이내 </text:span><text:span text:style-name="p907-1-2">➡ 3</text:span><text:span text:style-name="p907-1-3">개월이내(파견최장 가능기간 6개월)</text:span></text:p>
      <text:p text:style-name="Paragraph-908"><text:span text:style-name="p908-1-1">55. 라</text:span></text:p>
      <text:p text:style-name="Paragraph-909"><text:span text:style-name="p909-1-1">6개월이내 </text:span><text:span text:style-name="p909-1-2">➡ 3</text:span><text:span text:style-name="p909-1-3">개월이내</text:span></text:p>
      <text:p text:style-name="Paragraph-910"><text:span text:style-name="p910-1-1">56. 다</text:span></text:p>
      <text:p text:style-name="Paragraph-911"><text:span text:style-name="p911-1-1">1년 6월 </text:span><text:span text:style-name="p911-1-2">➡ 1</text:span><text:span text:style-name="p911-1-3">년 3월</text:span></text:p>
      <text:p text:style-name="Paragraph-912"><text:span text:style-name="p912-1-1">57. 나</text:span></text:p>
      <text:p text:style-name="Paragraph-913"><text:span text:style-name="p913-1-1">3년 </text:span><text:span text:style-name="p913-1-2">➡ 1</text:span><text:span text:style-name="p913-1-3">년 6월</text:span></text:p>
      <text:p text:style-name="Paragraph-914"><text:span text:style-name="p914-1-1">58. 가</text:span></text:p>
      <text:p text:style-name="Paragraph-915"><text:span text:style-name="p915-1-1">근무성적평정. 경력평정. 기타능력의 실증에 의한 순위</text:span></text:p>
      <text:p text:style-name="Paragraph-916"><text:span text:style-name="p916-1-1">59. 다</text:span></text:p>
      <text:p text:style-name="Paragraph-917"><text:span text:style-name="p917-1-1">5급갑으로 의승진은 1년 6월(</text:span><text:span text:style-name="p917-1-2">X) </text:span><text:span text:style-name="p917-1-3">➡ 5</text:span><text:span text:style-name="p917-1-4">급갑으로의 승진은 1년 3월,      </text:span></text:p>
      <text:p text:style-name="Paragraph-918"><text:span text:style-name="p918-1-1">3년 경과자는(</text:span><text:span text:style-name="p918-1-2">X) </text:span><text:span text:style-name="p918-1-3">➡ 2</text:span><text:span text:style-name="p918-1-4">년 6월 경과자는</text:span></text:p>
      <text:p text:style-name="Paragraph-919"><text:span text:style-name="p919-1-1">60. 라</text:span></text:p>
      <text:p text:style-name="Paragraph-920"><text:span text:style-name="p920-1-1">일신상의 사정으로 인한 휴직기간은 승진소요년수에 산정되지 않음</text:span></text:p>
      <text:p text:style-name="Paragraph-921"><text:span text:style-name="p921-1-1">61. 라</text:span></text:p>
      <text:p text:style-name="Paragraph-922"><text:span text:style-name="p922-1-1">62. 다</text:span></text:p>
      <text:p text:style-name="Paragraph-923"><text:span text:style-name="p923-1-1">1년 </text:span><text:span text:style-name="p923-1-2">➡ 1</text:span><text:span text:style-name="p923-1-3">년 3개월</text:span></text:p>
      <text:p text:style-name="Paragraph-924"><text:span text:style-name="p924-1-1">63. 다</text:span></text:p>
      <text:p text:style-name="Paragraph-925"><text:span text:style-name="p925-1-1">1년 3월 </text:span><text:span text:style-name="p925-1-2">➡ 1</text:span><text:span text:style-name="p925-1-3">년 3월 + 3월 = 1년 6월</text:span></text:p>
      <text:p text:style-name="Paragraph-926"><text:span text:style-name="p926-1-1">※ </text:span><text:span text:style-name="p926-1-2">징계에 의한 강임처분이 아닌경우는 승진제한대상이 아님</text:span></text:p>
      <text:p text:style-name="Paragraph-927"><text:span text:style-name="p927-1-1">64. 나</text:span></text:p>
      <text:p text:style-name="Paragraph-928"><text:span text:style-name="p928-1-1">병가는 승진제한에 해당되지 않음</text:span></text:p>
      <text:p text:style-name="Paragraph-929"><text:span text:style-name="p929-1-1">65. 다</text:span></text:p>
      <text:p text:style-name="Paragraph-930"><text:span text:style-name="p930-1-1">66. 다</text:span></text:p>
      <text:p text:style-name="Paragraph-931"><text:span text:style-name="p931-1-1">일반직 2급이하 전직원에 대하여 </text:span><text:span text:style-name="p931-1-2">➡ </text:span><text:span text:style-name="p931-1-3">승진소요 최저년수에 도달한 일반직 2급이하 직원에 대하여</text:span></text:p>
      <text:p text:style-name="Paragraph-932"><text:span text:style-name="p932-1-1">67. 나</text:span></text:p>
      <text:p text:style-name="Paragraph-933"><text:span text:style-name="p933-1-1">교육원장 </text:span><text:span text:style-name="p933-1-2">➡ </text:span><text:span text:style-name="p933-1-3">인사담당이사 = 기획이사</text:span></text:p>
      <text:p text:style-name="Paragraph-934"><text:span text:style-name="p934-1-1">68. 라</text:span></text:p>
      <text:p text:style-name="Paragraph-935"><text:span text:style-name="p935-1-1">69. 라</text:span></text:p>
      <text:p text:style-name="Paragraph-936"><text:span text:style-name="p936-1-1">직권면직</text:span></text:p>
      <text:p text:style-name="Paragraph-937"><text:span text:style-name="p937-1-1">70. 라</text:span></text:p>
      <text:p text:style-name="Paragraph-938"><text:span text:style-name="p938-1-1">유죄구형을 받은때 </text:span><text:span text:style-name="p938-1-2">➡ </text:span><text:span text:style-name="p938-1-3">유죄판결이 확정된때</text:span></text:p>
      <text:p text:style-name="Paragraph-939"><text:span text:style-name="p939-1-1">71. 라</text:span></text:p>
      <text:p text:style-name="Paragraph-940"><text:span text:style-name="p940-1-1">벌금형이 확정된때 </text:span><text:span text:style-name="p940-1-2">➡ </text:span><text:span text:style-name="p940-1-3">금고이상의 유죄판결이 확정된때</text:span></text:p>
      <text:p text:style-name="Paragraph-941"><text:span text:style-name="p941-1-1">72. 라</text:span></text:p>
      <text:p text:style-name="Paragraph-942"><text:span text:style-name="p942-1-1">연속하여 7일이상</text:span></text:p>
      <text:p text:style-name="Paragraph-943"><text:span text:style-name="p943-1-1">72-1. 라</text:span></text:p>
      <text:p text:style-name="Paragraph-944"><text:span text:style-name="p944-1-1">73. 다</text:span></text:p>
      <text:p text:style-name="Paragraph-945"><text:span text:style-name="p945-1-1">3월이상 </text:span><text:span text:style-name="p945-1-2">➡ 6</text:span><text:span text:style-name="p945-1-3">월이상</text:span></text:p>
      <text:p text:style-name="Paragraph-946"><text:span text:style-name="p946-1-1">74. 라</text:span></text:p>
      <text:p text:style-name="Paragraph-947"><text:span text:style-name="p947-1-1">가.나.다항은 직원이 휴직을 원하는경우에 휴직을 명할 수 있음</text:span></text:p>
      <text:p text:style-name="Paragraph-948"><text:span text:style-name="p948-1-1">75. 다</text:span></text:p>
      <text:p text:style-name="Paragraph-949"><text:span text:style-name="p949-1-1">3월이내 </text:span><text:span text:style-name="p949-1-2">➡ 6</text:span><text:span text:style-name="p949-1-3">월이내</text:span></text:p>
      <text:p text:style-name="Paragraph-950"><text:span text:style-name="p950-1-1">76. 라</text:span></text:p>
      <text:p text:style-name="Paragraph-951"><text:span text:style-name="p951-1-1">2년이내 2년연장가능 </text:span><text:span text:style-name="p951-1-2">➡ </text:span><text:span text:style-name="p951-1-3">고용기간</text:span></text:p>
      <text:p text:style-name="Paragraph-952"><text:span text:style-name="p952-1-1">77. 다</text:span></text:p>
      <text:p text:style-name="Paragraph-953"><text:span text:style-name="p953-1-1">20일이내 </text:span><text:span text:style-name="p953-1-2">➡ 30</text:span><text:span text:style-name="p953-1-3">일이내</text:span></text:p>
      <text:p text:style-name="Paragraph-954"><text:span text:style-name="p954-1-1">78. 가</text:span></text:p>
      <text:p text:style-name="Paragraph-955"><text:span text:style-name="p955-1-1">79. 라</text:span></text:p>
      <text:p text:style-name="Paragraph-956"><text:span text:style-name="p956-1-1">80. 가</text:span></text:p>
      <text:p text:style-name="Paragraph-957"><text:span text:style-name="p957-1-1">징계가 확정된 자 </text:span><text:span text:style-name="p957-1-2">➡ </text:span><text:span text:style-name="p957-1-3">징게의결이 요구중인 자</text:span></text:p>
      <text:p text:style-name="Paragraph-958"><text:span text:style-name="p958-1-1">81. 다</text:span></text:p>
      <text:p text:style-name="Paragraph-959"><text:span text:style-name="p959-1-1">82. 다</text:span></text:p>
      <text:p text:style-name="Paragraph-960"><text:span text:style-name="p960-1-1">83. 다</text:span></text:p>
      <text:p text:style-name="Paragraph-961"><text:span text:style-name="p961-1-1">84. 라</text:span></text:p>
      <text:p text:style-name="Paragraph-962"><text:span text:style-name="p962-1-1">직무수행능력이 부족하거나 근무성적이 극히 불량한 사유로 직위해제처분을 하여야 한다 </text:span><text:span text:style-name="p962-1-2">➡ </text:span><text:span text:style-name="p962-1-3">징계의결요구중인 사유로 직위해제처분을 하여야 한다.</text:span></text:p>
      <text:p text:style-name="Paragraph-963"><text:span text:style-name="p963-1-1">85. 가</text:span></text:p>
      <text:p text:style-name="Paragraph-964"><text:span text:style-name="p964-1-1">직권으로 </text:span><text:span text:style-name="p964-1-2">➡ </text:span><text:span text:style-name="p964-1-3">본인이 동의한 경우에</text:span></text:p>
      <text:p text:style-name="Paragraph-965"><text:span text:style-name="p965-1-1">86. 다</text:span></text:p>
      <text:p text:style-name="Paragraph-966"><text:span text:style-name="p966-1-1">12월 31일에 당연퇴직한다 </text:span><text:span text:style-name="p966-1-2">➡ </text:span><text:span text:style-name="p966-1-3">생년월일이 속한 반기말(6월30일) 및 연말일(12월31일)에 당연 퇴직한다.</text:span></text:p>
      <text:p text:style-name="Paragraph-967"><text:span text:style-name="p967-1-1">87. 나</text:span></text:p>
      <text:p text:style-name="Paragraph-968"><text:span text:style-name="p968-1-1">상장 </text:span><text:span text:style-name="p968-1-2">➡ </text:span><text:span text:style-name="p968-1-3">표창장</text:span></text:p>
      <text:p text:style-name="Paragraph-969"><text:span text:style-name="p969-1-1">88. 다</text:span></text:p>
      <text:p text:style-name="Paragraph-970"><text:span text:style-name="p970-1-1">모범직원상, 공로상, 창안상, 우등상, 협조상, 부서표창</text:span></text:p>
      <text:p text:style-name="Paragraph-971"><text:span text:style-name="p971-1-1">89. 가</text:span></text:p>
      <text:p text:style-name="Paragraph-972"><text:span text:style-name="p972-1-1">선발된 월부터 </text:span><text:span text:style-name="p972-1-2">➡ </text:span><text:span text:style-name="p972-1-3">선발된 월의 익월부터</text:span></text:p>
      <text:p text:style-name="Paragraph-973"><text:span text:style-name="p973-1-1">90. 가</text:span></text:p>
      <text:p text:style-name="Paragraph-974"><text:span text:style-name="p974-1-1">직원으로서 직무에 특히 성실하거나 공단의발전 및 사회에 공헌한공적이 현저한 자에 대하여 우선적으로 주어져야 한다  </text:span><text:span text:style-name="p974-1-2">➡ </text:span><text:span text:style-name="p974-1-3">모든직원에게 균등하게 주어져야 한다.</text:span></text:p>
      <text:p text:style-name="Paragraph-975"><text:span text:style-name="p975-1-1">91. 라</text:span></text:p>
      <text:p text:style-name="Paragraph-976"><text:span text:style-name="p976-1-1">공로상 </text:span><text:span text:style-name="p976-1-2">➡ </text:span><text:span text:style-name="p976-1-3">모범직원상</text:span></text:p>
      <text:p text:style-name="Paragraph-977"><text:span text:style-name="p977-1-1">92. 다</text:span></text:p>
      <text:p text:style-name="Paragraph-978"><text:span text:style-name="p978-1-1">93. 나</text:span></text:p>
      <text:p text:style-name="Paragraph-979"><text:span text:style-name="p979-1-1">94. 다</text:span></text:p>
      <text:p text:style-name="Paragraph-980"><text:span text:style-name="p980-1-1">3/10이하 </text:span><text:span text:style-name="p980-1-2">➡ 1/10</text:span><text:span text:style-name="p980-1-3">이하</text:span></text:p>
      <text:p text:style-name="Paragraph-981"><text:span text:style-name="p981-1-1">95. 가</text:span></text:p>
      <text:p text:style-name="Paragraph-982"><text:span text:style-name="p982-1-1">㉯ </text:span><text:span text:style-name="p982-1-2">징계위원회 </text:span><text:span text:style-name="p982-1-3">➡ </text:span><text:span text:style-name="p982-1-4">인사위원회</text:span></text:p>
      <text:p text:style-name="Paragraph-983"><text:span text:style-name="p983-1-1">㉰ </text:span><text:span text:style-name="p983-1-2">징계위원회 </text:span><text:span text:style-name="p983-1-3">➡ </text:span><text:span text:style-name="p983-1-4">인사위원회</text:span></text:p>
      <text:p text:style-name="Paragraph-984"><text:span text:style-name="p984-1-1">㉱ </text:span><text:span text:style-name="p984-1-2">인사위원회 </text:span><text:span text:style-name="p984-1-3">➡ </text:span><text:span text:style-name="p984-1-4">징계위원회</text:span></text:p>
      <text:p text:style-name="Paragraph-985"><text:span text:style-name="p985-1-1">96. 다</text:span></text:p>
      <text:p text:style-name="Paragraph-986"><text:span text:style-name="p986-1-1">97. 가</text:span></text:p>
      <text:p text:style-name="Paragraph-987"><text:span text:style-name="p987-1-1">98. 가</text:span></text:p>
      <text:p text:style-name="Paragraph-988"><text:span text:style-name="p988-1-1">99. 다</text:span></text:p>
      <text:p text:style-name="Paragraph-989"><text:span text:style-name="p989-1-1">100. 나</text:span></text:p>
      <text:p text:style-name="Paragraph-990"><text:span text:style-name="p990-1-1">직권면직 사항임</text:span></text:p>
      <text:p text:style-name="Paragraph-991"><text:span text:style-name="p991-1-1">101. 다</text:span></text:p>
      <text:p text:style-name="Paragraph-992"><text:span text:style-name="p992-1-1">직권면직 사항임</text:span></text:p>
      <text:p text:style-name="Paragraph-993"><text:span text:style-name="p993-1-1">102. 나</text:span></text:p>
      <text:p text:style-name="Paragraph-994"><text:span text:style-name="p994-1-1">형의선고, 징계처분 </text:span><text:span text:style-name="p994-1-2">➡ </text:span><text:span text:style-name="p994-1-3">형의선고, 징계처분 또는 인사규정이 정하는바</text:span></text:p>
      <text:p text:style-name="Paragraph-995"><text:span text:style-name="p995-1-1">103. 나</text:span></text:p>
      <text:p text:style-name="Paragraph-996"><text:span text:style-name="p996-1-1">못한다 </text:span><text:span text:style-name="p996-1-2">➡ </text:span><text:span text:style-name="p996-1-3">아니할 수 있다</text:span></text:p>
      <text:p text:style-name="Paragraph-997"><text:span text:style-name="p997-1-1">104. 다</text:span></text:p>
      <text:p text:style-name="Paragraph-998"><text:span text:style-name="p998-1-1">감봉 : 2년  </text:span><text:span text:style-name="p998-1-2">➡ </text:span><text:span text:style-name="p998-1-3">감봉 : 3년</text:span></text:p>
      <text:p text:style-name="Paragraph-999"><text:span text:style-name="p999-1-1">105. 문제삭제</text:span></text:p>
      <text:p text:style-name="Paragraph-1000"><text:span text:style-name="p1000-1-1">106. 라</text:span></text:p>
      <text:p text:style-name="Paragraph-1001"><text:span text:style-name="p1001-1-1">3년이 </text:span><text:span text:style-name="p1001-1-2">➡ 2</text:span><text:span text:style-name="p1001-1-3">년이</text:span></text:p>
      <text:p text:style-name="Paragraph-1002"><text:span text:style-name="p1002-1-1">107. 문제삭제</text:span></text:p>
      <text:p text:style-name="Paragraph-1003"><text:span text:style-name="p1003-1-1">108. 문제삭제</text:span></text:p>
      <text:p text:style-name="Paragraph-1004"><text:span text:style-name="p1004-1-1">109. 라</text:span></text:p>
      <text:p text:style-name="Paragraph-1005"><text:span text:style-name="p1005-1-1">강임5년 + 정직4년 + 3월 = 9년 3월 경과</text:span></text:p>
      <text:p text:style-name="Paragraph-1006"><text:span text:style-name="p1006-1-1">110. 나</text:span></text:p>
      <text:p text:style-name="Paragraph-1007"><text:span text:style-name="p1007-1-1">정직4년 + 감봉3년 + 2월 = 7년 2월 경과</text:span></text:p>
      <text:p text:style-name="Paragraph-1008"><text:span text:style-name="p1008-1-1">111. 나</text:span></text:p>
      <text:p text:style-name="Paragraph-1009"><text:span text:style-name="p1009-1-1">일반직 5급갑 상당 </text:span><text:span text:style-name="p1009-1-2">➡ </text:span><text:span text:style-name="p1009-1-3">일반직 4급을 상당</text:span></text:p>
      <text:p text:style-name="Paragraph-1010"><text:span text:style-name="p1010-1-1">112. 나</text:span></text:p>
      <text:p text:style-name="Paragraph-1011"><text:span text:style-name="p1011-1-1">일반직 4급갑 상당</text:span></text:p>
      <text:p text:style-name="Paragraph-1012"><text:span text:style-name="p1012-1-1">113. 라</text:span></text:p>
      <text:p text:style-name="Paragraph-1013"><text:span text:style-name="p1013-1-1">㉮ </text:span><text:span text:style-name="p1013-1-2">공무원4급이상 경력소지자, 정부투자기관의 동일직급 경력소지자</text:span></text:p>
      <text:p text:style-name="Paragraph-1014"><text:span text:style-name="p1014-1-1">㉯ </text:span><text:span text:style-name="p1014-1-2">정부투자기관의 동일직급에서 1년이상 경력소지자</text:span></text:p>
      <text:p text:style-name="Paragraph-1015"><text:span text:style-name="p1015-1-1">㉰ </text:span><text:span text:style-name="p1015-1-2">정부투자기관의 동일직급에서 1년이상 경력소지자</text:span></text:p>
      <text:p text:style-name="Paragraph-1016"><text:span text:style-name="p1016-1-1">㉱ </text:span><text:span text:style-name="p1016-1-2">고용직으로 2년이상 근무한자, 고등학교졸업이상의 학력소지자로서 담당예정 직무를 수행할 능력이 있다고 인정되는자</text:span></text:p>
      <text:p text:style-name="Paragraph-1017"><text:span text:style-name="p1017-1-1">114. 다</text:span></text:p>
      <text:p text:style-name="Paragraph-1018"><text:span text:style-name="p1018-1-1">공무원 기능직 10등급이상 경력소지자</text:span></text:p>
      <text:p text:style-name="Paragraph-1019"><text:span text:style-name="p1019-1-1">가, 나, 다, 라항 모두 정부투자기관의 동일직급에서 1년이상 경력소지자</text:span></text:p>
      <text:p text:style-name="Paragraph-1020"/>
      <text:p text:style-name="Paragraph-10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휴먼명조" svg:font-family="'휴먼명조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견고딕" svg:font-family="'한양견고딕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견고딕" svg:font-family="'한양견고딕'" style:font-family-generic="roman" style:font-pitch="variable"/>
    <style:font-face style:name="HCI Tulip" svg:font-family="'HCI Tulip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신명조" svg:font-family="'한양신명조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명조" svg:font-family="'명조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휴먼명조" style:font-name-asian="한양신명조" fo:font-size="10pt" style:font-size-asian="10pt" style:font-size-complex="10pt" style:text-underline-type="none" style:text-overline-type="none" style:text-line-through-type="none"/>
    </style:style>
    <style:style style:name="본문" style:next-style-name="본문" style:family="paragraph" style:class="text">
      <style:paragraph-properties fo:text-align="justify" fo:text-indent="0pt" fo:margin-left="17.52pt" fo:margin-right="17.52pt" fo:margin-top="4.24pt" fo:margin-bottom="4.24pt" fo:line-height="165%"/>
      <style:text-properties style:font-name="휴먼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1" style:next-style-name="개요_1" style:family="paragraph" style:class="text">
      <style:paragraph-properties fo:text-align="justify" fo:text-indent="-7.44pt" fo:margin-left="7.44pt" fo:margin-right="0pt" fo:margin-top="0pt" fo:margin-bottom="0pt" fo:line-height="160%"/>
      <style:text-properties style:font-name="휴먼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2" style:next-style-name="개요_2" style:family="paragraph" style:class="text">
      <style:paragraph-properties fo:text-align="justify" fo:text-indent="-7.44pt" fo:margin-left="17.44pt" fo:margin-right="0pt" fo:margin-top="0pt" fo:margin-bottom="0pt" fo:line-height="160%"/>
      <style:text-properties style:font-name="휴먼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3" style:next-style-name="개요_3" style:family="paragraph" style:class="text">
      <style:paragraph-properties fo:text-align="justify" fo:text-indent="-7.44pt" fo:margin-left="27.44pt" fo:margin-right="0pt" fo:margin-top="0pt" fo:margin-bottom="0pt" fo:line-height="160%"/>
      <style:text-properties style:font-name="휴먼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4" style:next-style-name="개요_4" style:family="paragraph" style:class="text">
      <style:paragraph-properties fo:text-align="justify" fo:text-indent="-7.44pt" fo:margin-left="37.44pt" fo:margin-right="0pt" fo:margin-top="0pt" fo:margin-bottom="0pt" fo:line-height="160%"/>
      <style:text-properties style:font-name="휴먼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5" style:next-style-name="개요_5" style:family="paragraph" style:class="text">
      <style:paragraph-properties fo:text-align="justify" fo:text-indent="-7.44pt" fo:margin-left="47.44pt" fo:margin-right="0pt" fo:margin-top="0pt" fo:margin-bottom="0pt" fo:line-height="160%"/>
      <style:text-properties style:font-name="휴먼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6" style:next-style-name="개요_6" style:family="paragraph" style:class="text">
      <style:paragraph-properties fo:text-align="justify" fo:text-indent="-7.44pt" fo:margin-left="57.44pt" fo:margin-right="0pt" fo:margin-top="0pt" fo:margin-bottom="0pt" fo:line-height="160%"/>
      <style:text-properties style:font-name="휴먼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7" style:next-style-name="개요_7" style:family="paragraph" style:class="text">
      <style:paragraph-properties fo:text-align="justify" fo:text-indent="-7.44pt" fo:margin-left="67.44pt" fo:margin-right="0pt" fo:margin-top="0pt" fo:margin-bottom="0pt" fo:line-height="160%"/>
      <style:text-properties style:font-name="휴먼명조" style:font-name-asian="한양신명조" fo:font-size="10pt" style:font-size-asian="10pt" style:font-size-complex="10pt" style:text-underline-type="none" style:text-overline-type="none" style:text-line-through-type="none"/>
    </style:style>
    <style:style style:name="쪽_번호" style:next-style-name="쪽_번호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양중고딕" style:font-name-asian="한양견고딕" fo:font-size="10pt" style:font-size-asian="10pt" style:font-size-complex="10pt" style:text-underline-type="none" style:text-overline-type="none" style:text-line-through-type="none"/>
    </style:style>
    <style:style style:name="머리말" style:next-style-name="머리말" style:family="paragraph" style:class="text">
      <style:paragraph-properties fo:text-align="right" fo:text-indent="0pt" fo:margin-left="0pt" fo:margin-right="10pt" fo:margin-top="0pt" fo:margin-bottom="0pt" fo:line-height="150%"/>
      <style:text-properties style:font-name="한양신명조" style:font-name-asian="한양중고딕" fo:font-size="9pt" style:font-size-asian="9pt" style:font-size-complex="9pt" style:text-underline-type="none" style:text-overline-type="none" style:text-line-through-type="none"/>
    </style:style>
    <style:style style:name="각주" style:next-style-name="각주" style:family="paragraph" style:class="text">
      <style:paragraph-properties fo:text-align="justify" fo:text-indent="-13.2pt" fo:margin-left="13.2pt" fo:margin-right="0pt" fo:margin-top="0pt" fo:margin-bottom="0pt" fo:line-height="130%"/>
      <style:text-properties style:font-name="휴먼명조" style:font-name-asian="한양신명조" fo:font-size="9.48pt" style:font-size-asian="9.48pt" style:font-size-complex="9.48pt" style:text-underline-type="none" style:text-overline-type="none" style:text-line-through-type="none"/>
    </style:style>
    <style:style style:name="그림캡션" style:next-style-name="그림캡션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양신명조" style:font-name-asian="한양중고딕" fo:font-size="9pt" style:font-size-asian="9pt" style:font-size-complex="9pt" style:text-underline-type="none" style:text-overline-type="none" style:text-line-through-type="none"/>
    </style:style>
    <style:style style:name="표캡션" style:next-style-name="표캡션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양신명조" style:font-name-asian="한양중고딕" fo:font-size="9pt" style:font-size-asian="9pt" style:font-size-complex="9pt" style:text-underline-type="none" style:text-overline-type="none" style:text-line-through-type="none"/>
    </style:style>
    <style:style style:name="수식캡션" style:next-style-name="수식캡션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양신명조" style:font-name-asian="한양중고딕" fo:font-size="9pt" style:font-size-asian="9pt" style:font-size-complex="9pt" style:text-underline-type="none" style:text-overline-type="none" style:text-line-through-type="none"/>
    </style:style>
    <style:style style:name="찾아보기" style:next-style-name="찾아보기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휴먼명조" style:font-name-asian="한양신명조" fo:font-size="9pt" style:font-size-asian="9pt" style:font-size-complex="9pt" style:text-underline-type="none" style:text-overline-type="none" style:text-line-through-type="none"/>
    </style:style>
    <style:style style:name="머리말_중고딕9_" style:next-style-name="머리말_중고딕9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한양신명조" style:font-name-asian="한양중고딕" fo:font-size="9pt" style:font-size-asian="9pt" style:font-size-complex="9pt" style:text-underline-type="none" style:text-overline-type="none" style:text-line-through-type="none"/>
    </style:style>
    <style:style style:name="머리말_신명조9_" style:next-style-name="머리말_신명조9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휴먼명조" style:font-name-asian="한양신명조" fo:font-size="9pt" style:font-size-asian="9pt" style:font-size-complex="9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1cm" fo:page-height="29.7cm" fo:margin-top="2.5cm" fo:margin-left="1.8cm" fo:margin-right="1.8cm" fo:margin-bottom="1.5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</office:master-styles>
</office:document-styles>
</file>